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0604in" fo:margin-left="-0.1in" table:align="left"/>
    </style:style>
    <style:style style:name="Table2.A" style:family="table-column">
      <style:table-column-properties style:column-width="3.5625in"/>
    </style:style>
    <style:style style:name="Table2.B" style:family="table-column">
      <style:table-column-properties style:column-width="3.4979in"/>
    </style:style>
    <style:style style:name="Table2.A1" style:family="table-cell">
      <style:table-cell-properties fo:padding="0in" fo:border="none"/>
    </style:style>
    <style:style style:name="Table2.A26" style:family="table-cell">
      <style:table-cell-properties fo:background-color="#afd095" fo:padding="0in" fo:border="none">
        <style:background-image/>
      </style:table-cell-properties>
    </style:style>
    <style:style style:name="P1" style:family="paragraph" style:parent-style-name="Standard">
      <style:text-properties officeooo:paragraph-rsid="00124ff9"/>
    </style:style>
    <style:style style:name="P2" style:family="paragraph" style:parent-style-name="Text_20_body">
      <style:text-properties officeooo:paragraph-rsid="00124ff9"/>
    </style:style>
    <style:style style:name="P3" style:family="paragraph" style:parent-style-name="Text_20_body">
      <style:text-properties officeooo:paragraph-rsid="00158ba0"/>
    </style:style>
    <style:style style:name="P4" style:family="paragraph" style:parent-style-name="Text_20_body">
      <style:text-properties fo:font-weight="bold" officeooo:paragraph-rsid="00158ba0" style:font-weight-asian="bold" style:font-weight-complex="bold"/>
    </style:style>
    <style:style style:name="P5" style:family="paragraph" style:parent-style-name="Text_20_body">
      <style:text-properties fo:color="#c9211e" loext:opacity="100%" fo:font-weight="bold" officeooo:paragraph-rsid="00167c58" style:font-weight-asian="bold" style:font-weight-complex="bold"/>
    </style:style>
    <style:style style:name="P6" style:family="paragraph" style:parent-style-name="Text_20_body">
      <style:text-properties officeooo:paragraph-rsid="0016a814"/>
    </style:style>
    <style:style style:name="P7" style:family="paragraph" style:parent-style-name="Text_20_body">
      <style:text-properties officeooo:paragraph-rsid="00180935"/>
    </style:style>
    <style:style style:name="P8" style:family="paragraph" style:parent-style-name="Text_20_body">
      <style:text-properties officeooo:paragraph-rsid="00184acc"/>
    </style:style>
    <style:style style:name="P9" style:family="paragraph" style:parent-style-name="Text_20_body">
      <style:text-properties officeooo:paragraph-rsid="001a1d5c"/>
    </style:style>
    <style:style style:name="P10" style:family="paragraph" style:parent-style-name="Text_20_body">
      <style:text-properties officeooo:paragraph-rsid="001a3365"/>
    </style:style>
    <style:style style:name="P11" style:family="paragraph" style:parent-style-name="Text_20_body">
      <style:text-properties officeooo:rsid="001a3365" officeooo:paragraph-rsid="001a3365"/>
    </style:style>
    <style:style style:name="P12" style:family="paragraph" style:parent-style-name="Text_20_body">
      <style:text-properties officeooo:paragraph-rsid="001b631f"/>
    </style:style>
    <style:style style:name="P13" style:family="paragraph" style:parent-style-name="Text_20_body">
      <style:text-properties officeooo:paragraph-rsid="001ce430"/>
    </style:style>
    <style:style style:name="P14" style:family="paragraph" style:parent-style-name="Text_20_body">
      <style:text-properties officeooo:paragraph-rsid="001dd868"/>
    </style:style>
    <style:style style:name="P15" style:family="paragraph" style:parent-style-name="Text_20_body">
      <style:text-properties officeooo:paragraph-rsid="001f43ff"/>
    </style:style>
    <style:style style:name="P16" style:family="paragraph" style:parent-style-name="Text_20_body">
      <style:text-properties officeooo:paragraph-rsid="00209e68"/>
    </style:style>
    <style:style style:name="P17" style:family="paragraph" style:parent-style-name="Text_20_body">
      <style:paragraph-properties fo:margin-left="0in" fo:margin-right="0in" fo:margin-top="0in" fo:margin-bottom="0in" style:contextual-spacing="false" fo:text-indent="0in" style:auto-text-indent="false"/>
      <style:text-properties officeooo:paragraph-rsid="0016a814"/>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180935"/>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184acc"/>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1a1d5c"/>
    </style:style>
    <style:style style:name="P21" style:family="paragraph" style:parent-style-name="Standard">
      <style:text-properties officeooo:paragraph-rsid="00366c3d"/>
    </style:style>
    <style:style style:name="P22" style:family="paragraph" style:parent-style-name="Text_20_body">
      <style:text-properties officeooo:paragraph-rsid="00215f33"/>
    </style:style>
    <style:style style:name="P23" style:family="paragraph" style:parent-style-name="Text_20_body">
      <style:text-properties officeooo:paragraph-rsid="00232ee1"/>
    </style:style>
    <style:style style:name="P24" style:family="paragraph" style:parent-style-name="Text_20_body">
      <style:text-properties officeooo:paragraph-rsid="00266f4f"/>
    </style:style>
    <style:style style:name="P25" style:family="paragraph" style:parent-style-name="Text_20_body">
      <style:text-properties officeooo:paragraph-rsid="0028358f"/>
    </style:style>
    <style:style style:name="P26" style:family="paragraph" style:parent-style-name="Text_20_body">
      <style:text-properties officeooo:paragraph-rsid="00286a2b"/>
    </style:style>
    <style:style style:name="P27" style:family="paragraph" style:parent-style-name="Text_20_body">
      <style:text-properties officeooo:paragraph-rsid="00295bfd"/>
    </style:style>
    <style:style style:name="P28" style:family="paragraph" style:parent-style-name="Text_20_body">
      <style:text-properties officeooo:paragraph-rsid="002b2838"/>
    </style:style>
    <style:style style:name="P29" style:family="paragraph" style:parent-style-name="Text_20_body">
      <style:text-properties officeooo:paragraph-rsid="002bbcdb"/>
    </style:style>
    <style:style style:name="P30" style:family="paragraph" style:parent-style-name="Text_20_body">
      <style:text-properties officeooo:paragraph-rsid="002c102d"/>
    </style:style>
    <style:style style:name="P31" style:family="paragraph" style:parent-style-name="Text_20_body">
      <style:text-properties officeooo:paragraph-rsid="002cb5c1"/>
    </style:style>
    <style:style style:name="P32" style:family="paragraph" style:parent-style-name="Text_20_body">
      <style:text-properties officeooo:paragraph-rsid="002e1561"/>
    </style:style>
    <style:style style:name="P33" style:family="paragraph" style:parent-style-name="Text_20_body">
      <style:text-properties officeooo:paragraph-rsid="002e8901"/>
    </style:style>
    <style:style style:name="P34" style:family="paragraph" style:parent-style-name="Text_20_body">
      <style:text-properties officeooo:paragraph-rsid="002f27d2"/>
    </style:style>
    <style:style style:name="P35" style:family="paragraph" style:parent-style-name="Text_20_body">
      <style:text-properties officeooo:paragraph-rsid="0031089d"/>
    </style:style>
    <style:style style:name="P36" style:family="paragraph" style:parent-style-name="Text_20_body">
      <style:text-properties officeooo:paragraph-rsid="0032ac49"/>
    </style:style>
    <style:style style:name="P37" style:family="paragraph" style:parent-style-name="Text_20_body">
      <style:text-properties officeooo:paragraph-rsid="0032f259"/>
    </style:style>
    <style:style style:name="P38" style:family="paragraph" style:parent-style-name="Text_20_body">
      <style:text-properties officeooo:paragraph-rsid="0034e876"/>
    </style:style>
    <style:style style:name="P39" style:family="paragraph" style:parent-style-name="Text_20_body">
      <style:text-properties officeooo:paragraph-rsid="00366c3d"/>
    </style:style>
    <style:style style:name="T1" style:family="text">
      <style:text-properties officeooo:rsid="00167c58"/>
    </style:style>
    <style:style style:name="T2" style:family="text">
      <style:text-properties officeooo:rsid="0016a814"/>
    </style:style>
    <style:style style:name="T3" style:family="text">
      <style:text-properties officeooo:rsid="0017d087"/>
    </style:style>
    <style:style style:name="T4" style:family="text">
      <style:text-properties officeooo:rsid="00180935"/>
    </style:style>
    <style:style style:name="T5" style:family="text">
      <style:text-properties officeooo:rsid="00184acc"/>
    </style:style>
    <style:style style:name="T6" style:family="text">
      <style:text-properties officeooo:rsid="001a1d5c"/>
    </style:style>
    <style:style style:name="T7" style:family="text">
      <style:text-properties officeooo:rsid="001a3365"/>
    </style:style>
    <style:style style:name="T8" style:family="text">
      <style:text-properties officeooo:rsid="001b631f"/>
    </style:style>
    <style:style style:name="T9" style:family="text">
      <style:text-properties officeooo:rsid="001ce430"/>
    </style:style>
    <style:style style:name="T10" style:family="text">
      <style:text-properties officeooo:rsid="001dd868"/>
    </style:style>
    <style:style style:name="T11" style:family="text">
      <style:text-properties officeooo:rsid="00209e68"/>
    </style:style>
    <style:style style:name="T12" style:family="text">
      <style:text-properties officeooo:rsid="00215f33"/>
    </style:style>
    <style:style style:name="T13" style:family="text">
      <style:text-properties officeooo:rsid="00232ee1"/>
    </style:style>
    <style:style style:name="T14" style:family="text">
      <style:text-properties officeooo:rsid="00266f4f"/>
    </style:style>
    <style:style style:name="T15" style:family="text">
      <style:text-properties officeooo:rsid="0028358f"/>
    </style:style>
    <style:style style:name="T16" style:family="text">
      <style:text-properties officeooo:rsid="00286a2b"/>
    </style:style>
    <style:style style:name="T17" style:family="text">
      <style:text-properties officeooo:rsid="00295bfd"/>
    </style:style>
    <style:style style:name="T18" style:family="text">
      <style:text-properties officeooo:rsid="002b2838"/>
    </style:style>
    <style:style style:name="T19" style:family="text">
      <style:text-properties officeooo:rsid="002bbcdb"/>
    </style:style>
    <style:style style:name="T20" style:family="text">
      <style:text-properties officeooo:rsid="002c102d"/>
    </style:style>
    <style:style style:name="T21" style:family="text">
      <style:text-properties officeooo:rsid="002cb5c1"/>
    </style:style>
    <style:style style:name="T22" style:family="text">
      <style:text-properties officeooo:rsid="002e1561"/>
    </style:style>
    <style:style style:name="T23" style:family="text">
      <style:text-properties officeooo:rsid="0031089d"/>
    </style:style>
    <style:style style:name="T24" style:family="text">
      <style:text-properties officeooo:rsid="0032ac49"/>
    </style:style>
    <style:style style:name="T25" style:family="text">
      <style:text-properties officeooo:rsid="0032f259"/>
    </style:style>
    <style:style style:name="T26" style:family="text">
      <style:text-properties officeooo:rsid="0034e8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header-rows>
          <table:table-row table:style-name="TableLine3148679072272">
            <table:table-cell table:style-name="Table2.A1" office:value-type="string">
              <text:p text:style-name="P5"><text:span text:style-name="T1">ΚΕΦΑΛΑΊΟΝ Γ<text:line-break/></text:span>ΑΙ ΑΠ’ ΟΥΔΕΝΟΣ ΕΠΙΣΤΟΛΑΙ</text:p>
            </table:table-cell>
            <table:table-cell table:style-name="Table2.A1" office:value-type="string">
              <text:p text:style-name="P4">CHAPTER THREE<text:line-break/>THE LETTERS FROM NO ONE</text:p>
            </table:table-cell>
          </table:table-row>
        </table:table-header-rows>
        <table:table-row table:style-name="TableLine3148679067376">
          <table:table-cell table:style-name="Table2.A1" office:value-type="string">
            <text:p text:style-name="P17">κόλασιν τοίνυν ἐκ τῆς τοῦ δράκοντος τοῦ Βρασιλικοῦ διαφυγῆς<text:span text:style-name="T2"> </text:span>ἀπέλαυσε μακροτέραν ὁ ’Άρειος ἢ πρὸ τοῦ· </text:p>
          </table:table-cell>
          <table:table-cell table:style-name="Table2.A1" office:value-type="string">
            <text:p text:style-name="P6">The escape of the Brazilian boa constrictor earned Harry his longest-ever punishment. </text:p>
          </table:table-cell>
        </table:table-row>
        <table:table-row table:style-name="TableLine3148679073632">
          <table:table-cell table:style-name="Table2.A1" office:value-type="string">
            <text:p text:style-name="P17">λυθεὶς δέ τέλος ἀπὸ<text:span text:style-name="T2"> </text:span>τοῦ σκευοφυλακίου, θέρους ἤδη μεσοῦντος τούς ἑτέρους μαθητὰς<text:span text:style-name="T2"> </text:span>κατέλαβεν<text:span text:style-name="T2"> </text:span>σχολάζοντας. ἀτὰρ καὶ τὰ τοῦ Δουδλίου τὰ νεωστὶ</text:p>
            <text:p text:style-name="P17">κεκτημένα ἐπεπόνθειν ἤδη ὦδε· τοῦτο μὲν τὴν κάμεραν κινη-<text:span text:style-name="T2"> </text:span>ματογραφικὴν καί τὸ ἇεροσκάφος τηλεχειριστέον ἔπραξεν ὥστε<text:span text:style-name="T2"> </text:span>κατεαγέναι, τοῦτο δ’ ἐπὶ τοῦ δικύκλου ἀγωνιστικοῦ τὸ πρῶτον<text:span text:style-name="T2"> </text:span>ἡνιοχήσας κατέβαλε τὴν Συκέαν αὐτοῖς τοῖς σκήπτροις χωλὴν ἔτ’<text:span text:style-name="T2"> </text:span>οὖσαν διὰ τὴν τῶν μυρσίνων ὁδὸν προβαίνουσαν.</text:p>
          </table:table-cell>
          <table:table-cell table:style-name="Table2.A1" office:value-type="string">
            <text:p text:style-name="P3">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Line3148679073904">
          <table:table-cell table:style-name="Table2.A1" office:value-type="string">
            <text:p text:style-name="P18">ἡδὺ δ’ οὖν τὸ μήκετι εἷς διδασκαλεῖον, ὅμως δ’ ἀηδίαν ἀνείχετο<text:span text:style-name="T3"> </text:span>ὁ Ἄρειος καθ’ ἡμέραν πρὸς τῶν περὶ τὸν Δούδλιον ἀεὶ ἐν τῇ οἰκίᾳ<text:span text:style-name="T3"> </text:span>διατριβόντων, Πιαρὸν λέγω καὶ Δέννον καί Μαλακὸν καὶ Γοργ-</text:p>
            <text:p text:style-name="P18">ωπόν, ἐπίσημον ὄντα ἕκαστον διὰ πάχος τε τῆς σαρκὸς καὶ<text:span text:style-name="T3"> </text:span>βλακείαν τῶν φρενῶν. ὥστε ὁ Δούδλιος μὲν ἅτε πάντων παχύτατος<text:span text:style-name="T4"> </text:span>καὶ βλακότατος πεφυκὼς εἰκότως ἐστρατηλάτει, οἷ δ’ ἕτεροι<text:span text:style-name="T4"> </text:span>συνακολουθοῦντες ἥδοντο μετ’ αὐτοῦ διατρίβην ἀσκοῦντες ἣν<text:span text:style-name="T4"> </text:span>περὶ πλείστου ἐποιεῖτο, τὴν ἁρειοκυνηγίαν λέγω.</text:p>
          </table:table-cell>
          <table:table-cell table:style-name="Table2.A1" office:value-type="string">
            <text:p text:style-name="P7">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Line3148679074176">
          <table:table-cell table:style-name="Table2.A1" office:value-type="string">
            <text:p text:style-name="P18">ἀνθ’ ὧν ὁ Ἄρειος ἀπεδήμει ἐφ’ ὅσον ἐδύνατο ἀπὸ τῆς οἰκίας<text:span text:style-name="T4"> </text:span>πόρρω περιπλανώμενος καὶ φροντίζων τὰ μετὰ τὸ θέρος. ἐλπίδος<text:span text:style-name="T4"> </text:span>γὰρ καί σμικρᾶς δὴ τόθ’ ὑποφαινούσης ᾔσθετο. </text:p>
          </table:table-cell>
          <table:table-cell table:style-name="Table2.A1" office:value-type="string">
            <text:p text:style-name="P7">This was why Harry spent as much time as possible out of the house, wandering around and thinking about the end of the holidays, where he could see a tiny ray of hope.</text:p>
          </table:table-cell>
        </table:table-row>
        <table:table-row table:style-name="TableLine3148679074720">
          <table:table-cell table:style-name="Table2.A1" office:value-type="string">
            <text:p text:style-name="P18">τοῦ γὰρ ἔτους<text:span text:style-name="T4"> </text:span>πρὸς<text:span text:style-name="T4"> </text:span>μετόπωρον γενομένου ἀπὸ τοῦ Δουδλίου τὸ πρῶτον<text:span text:style-name="T4"> </text:span>τοῦ βίου<text:span text:style-name="T4"> </text:span>ἀπέσεσθαι φοιτῶν πρὸς φροντιστήριον. </text:p>
          </table:table-cell>
          <table:table-cell table:style-name="Table2.A1" office:value-type="string">
            <text:p text:style-name="P7"><text:s/>When September came he would be going off to secondary school and, for the first time in his life, he wouldn't be with Dudley. </text:p>
          </table:table-cell>
        </table:table-row>
        <table:table-row table:style-name="TableLine3148679079616">
          <table:table-cell table:style-name="Table2.A1" office:value-type="string">
            <text:p text:style-name="P18">τοῦτον γὰρ ἕνα γεγράφθαι<text:span text:style-name="T4"> </text:span>τῶν μαθητῶν τοῦ πατρῴου φροντιστηρίου ἐκείνου, Σμέλτιγξ<text:span text:style-name="T4"> </text:span>καλουμένου - τοῦτ’ ἐστὶν ἑλληνιστὶ Χωνεύσεις. καί τὸν Πιαρὸν<text:span text:style-name="T4"> </text:span>Πολυχοῦν αὐτόσε φοιτήσειν.</text:p>
          </table:table-cell>
          <table:table-cell table:style-name="Table2.A1" office:value-type="string">
            <text:p text:style-name="P7">Dudley had been accepted at Uncle Vernon's old private school, Smeltings. Piers Polkiss was going there too.</text:p>
          </table:table-cell>
        </table:table-row>
        <table:table-row table:style-name="TableLine3148679096208">
          <table:table-cell table:style-name="Table2.A1" office:value-type="string">
            <text:p text:style-name="P19">μαθητεύσειν δ’ αὐτὸς τοῖς τῆς<text:span text:style-name="T4"> </text:span>Στωνουάλλης - αὕτη δ’ ἑλληνιστὶ Κώλυσις καλεῖται, οὖσα οἷον<text:span text:style-name="T4"> </text:span>σχολεῖον μονοτάξιον καλοῦσιν οἱ νῦν, ὡς τῶν μαθητῶν οὐδαμῶς<text:span text:style-name="T5"> </text:span>ἐξαιρέτων ὄντων φοιτᾶν δ’ ἐξὸν τῷ <text:soft-page-break/>βουλομένῳ. τοῦτο δ’ ἔδοξε τῷγε Δουδλίῳ γελοῖόν τι.</text:p>
          </table:table-cell>
          <table:table-cell table:style-name="Table2.A1" office:value-type="string">
            <text:p text:style-name="P8">Harry, on the other hand, was going to Stonewall High, the local public school. Dudley thought this was very funny. </text:p>
          </table:table-cell>
        </table:table-row>
        <table:table-row table:style-name="TableLine3148679086960">
          <table:table-cell table:style-name="Table2.A1" office:value-type="string">
            <text:p text:style-name="P19">Τοὺς γὰρ νέον <text:span text:style-name="T5">εἰ</text:span>ς τὸ σχολεῐον ἐκεῖνο ἐπελθόντας, ἔφη, βρέχουσιν<text:span text:style-name="T5"> </text:span>αὐτίκα ὤσαντες πρανεῖς <text:span text:style-name="T5">εἰ</text:span>ς τὴν ἄφοδον - τὸν γὰρ κοπρῶνα<text:span text:style-name="T5"> </text:span>ᾐσχύνετο φθεγγόμενος. ἆρα δοκεῖ σοι ἐπάνω ἐλθόντι γυμνάζεσθαι<text:span text:style-name="T5"> </text:span>περὶ ταῦτα;</text:p>
          </table:table-cell>
          <table:table-cell table:style-name="Table2.A1" office:value-type="string">
            <text:p text:style-name="P8">"They stuff people's heads down the toilet the first day at Stonewall," he told Harry. "Want to come upstairs and practice?" </text:p>
          </table:table-cell>
        </table:table-row>
        <table:table-row table:style-name="TableLine3148679086144">
          <table:table-cell table:style-name="Table2.A1" office:value-type="string">
            <text:p text:style-name="P19">’Ἡκιστά γ’, ἦ δ’ ὅς, ἀθλία γοῦν ἡ ἄφοδος δεινότερον οὐπώποτε<text:span text:style-name="T5"> </text:span>παθοῦσα ἢ τὸ τὴν κεφαλήν σου δέξασθαι, εἰκότως ναυτιᾶν κινδυνεύσει.</text:p>
          </table:table-cell>
          <table:table-cell table:style-name="Table2.A1" office:value-type="string">
            <text:p text:style-name="P8">"No, thanks," said Harry. "The poor toilet's never had anything as horrible as your head down it -- it might be sick." <text:s/></text:p>
          </table:table-cell>
        </table:table-row>
        <table:table-row table:style-name="TableLine3148679092400">
          <table:table-cell table:style-name="Table2.A1" office:value-type="string">
            <text:p text:style-name="P20">ταῦτ’ εἶπῶν ἀπέδραμε πρὶν ἐκεῖνον λογίσασθαι τί εἴρηκεν.</text:p>
          </table:table-cell>
          <table:table-cell table:style-name="Table2.A1" office:value-type="string">
            <text:p text:style-name="P9">Then he ran, before Dudley could work out what he'd said.</text:p>
          </table:table-cell>
        </table:table-row>
        <table:table-row table:style-name="TableLine3148679086416">
          <table:table-cell table:style-name="Table2.A1" office:value-type="string">
            <text:p text:style-name="P20">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text:p>
          </table:table-cell>
          <table:table-cell table:style-name="Table2.A1" office:value-type="string">
            <text:p text:style-name="P9">One day in July, Aunt Petunia took Dudley to London to buy his Smeltings uniform, leaving Harry at Mrs. Figg's.</text:p>
          </table:table-cell>
        </table:table-row>
        <table:table-row table:style-name="TableLine3148679086688">
          <table:table-cell table:style-name="Table2.A1" office:value-type="string">
            <text:p text:style-name="P20">ἡ δ’ ἐδόκει φιλικώτερον διακεῖσθαι πρὸς αὐτὸν ἦ τὸ πρίν.</text:p>
          </table:table-cell>
          <table:table-cell table:style-name="Table2.A1" office:value-type="string">
            <text:p text:style-name="P9">Mrs. Figg wasn 't as bad as usual.</text:p>
          </table:table-cell>
        </table:table-row>
        <table:table-row table:style-name="TableLine3148679096752">
          <table:table-cell table:style-name="Table2.A1" office:value-type="string">
            <text:p text:style-name="P20">ὑπεσκελισμένη γὰρ, ὡς τὸ πρᾶγμα ἀπέβη, ὑφ’ ἑνὸς τῶν αἰλούρων, οὐκέτι ὡσαύτως φιλαίλουρος ἦν.</text:p>
          </table:table-cell>
          <table:table-cell table:style-name="Table2.A1" office:value-type="string">
            <text:p text:style-name="P9">It turned out she'd broken her leg tripping over one of her cats, and she didn't seem quite as fond of them as before.</text:p>
          </table:table-cell>
        </table:table-row>
        <table:table-row table:style-name="TableLine3148679083152">
          <table:table-cell table:style-name="Table2.A1" office:value-type="string">
            <text:p text:style-name="P20">καὶ γὰρ οὐ μόνον εἴασεν αὐτὸν κατὰ γνώμην τηλεορᾶν, ἀλλὰ καί ἔδωκεν αὐτῷ πλακοῦντος σοκολάτου’ γευσαμένος δέ ὁ <text:span text:style-name="T6">Ἅ</text:span>ρειος εἴκασε τεθησαυρισμυ ένον αὐτὸν πόλλ’ ἔτη.</text:p>
          </table:table-cell>
          <table:table-cell table:style-name="Table2.A1" office:value-type="string">
            <text:p text:style-name="P9">She let Harry watch television and gave him a bit of chocolate cake that tasted as though she'd had it for several years. </text:p>
          </table:table-cell>
        </table:table-row>
        <table:table-row table:style-name="TableLine3148679091312">
          <table:table-cell table:style-name="Table2.A1" office:value-type="string">
            <text:p text:style-name="P20">ἐπειδὴ δ’ ἑσπέρα ἐγένετο, ὁ Δούδλιος ἐπίδειξιν ἐποιήσατο τοῖς Δουρσλείοις τῆς καινῆς στολῆς. </text:p>
          </table:table-cell>
          <table:table-cell table:style-name="Table2.A1" office:value-type="string">
            <text:p text:style-name="P9">That evening, Dudley paraded around the living room for the family in his brand-new uniform.</text:p>
          </table:table-cell>
        </table:table-row>
        <table:table-row table:style-name="TableLine3148679087504">
          <table:table-cell table:style-name="Table2.A1" office:value-type="string">
            <text:p text:style-name="P9">οἷ γὰρ μαθηταὶ οἶ τῶν Χωνεύσεων ἀμπέχονται ὧδε· φορεῖ ἕκαστος φοινικῆν τ’ ἐφεστρίδα θωρακοειδῆ<text:span text:style-name="T6"> </text:span>ἐκτεταμένην πρὸς τὸ ὀπίσω εἰς οὐράν τινα - ὃ καὶ οἱ ἐπιχώριοι τάϊλκωτ καλοῦσι ”- καὶ θυλάκους<text:span text:style-name="T6"> </text:span>κροκωτούς - τοῦτο δέ νικήβροχον - καί πέτασον ἐκ καλάμης ἐσκευασμένον - καὶ τοῦτο ναυτικόν – καὶ δὴ καί βάκτρον τι ὀζῶδες.</text:p>
          </table:table-cell>
          <table:table-cell table:style-name="Table2.A1" office:value-type="string">
            <text:p text:style-name="P9">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Line3148679091040">
          <table:table-cell table:style-name="Table2.A1" office:value-type="string">
            <text:p text:style-name="P10">πρόχειρα γὰρ τὰ βάκτρα παρέχουσι ταῦτα ἵνα ῥαπίζωσιν ἀλλήλους λαθόντες τοὺς διδασκάλους.</text:p>
          </table:table-cell>
          <table:table-cell table:style-name="Table2.A1" office:value-type="string">
            <text:p text:style-name="P11">For they carry these canes at the ready so that they can beat others and escape the notice of the teachers.</text:p>
          </table:table-cell>
        </table:table-row>
        <table:table-row table:style-name="TableLine3148679088592">
          <table:table-cell table:style-name="Table2.A1" office:value-type="string">
            <text:p text:style-name="P10">Ἀλλὰ γὰρ ὁμολογεῖται τοῦτο παίδευσιν εἶναι <text:soft-page-break/>χρηστὴν πρὸς τούπίον αὐτοῖς εἰς ἄνδρας τελοῦσιν.</text:p>
          </table:table-cell>
          <table:table-cell table:style-name="Table2.A1" office:value-type="string">
            <text:p text:style-name="P11">For it is rather admited that this is useful training <text:soft-page-break/>for them completing tthe transition into men.</text:p>
          </table:table-cell>
        </table:table-row>
        <table:table-row table:style-name="TableLine3148665872032">
          <table:table-cell table:style-name="Table2.A1" office:value-type="string">
            <text:p text:style-name="P10">βλεπόντων τοίνυν ἁπάντων πρὸς ἐκεῖνον τοὺς καινοὺς θυλά-κους ἀμπεχόμενον, ὁ Δούρσλειος μεγαλαυχούμενος μὲν ὀλίγον δέ φθέγγεσθαι δυνάμενος οὐκ ἔφη λαμπροτέραν ἑωρακέναι ἡμέραν 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2.A1" office:value-type="string">
            <text:p text:style-name="P10">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text:p>
          </table:table-cell>
        </table:table-row>
        <table:table-row table:style-name="TableLine3148665876112">
          <table:table-cell table:style-name="Table2.A1" office:value-type="string">
            <text:p text:style-name="P10">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2.A1" office:value-type="string">
            <text:p text:style-name="P10">There was a horrible smell in the kitchen the next morning when Harry went in for breakfast. It seemed to be coming from a large metal tub in the sink. He went to have a look. The tub was full of what looked like dirty rags swimming in gray water.</text:p>
          </table:table-cell>
        </table:table-row>
        <table:table-row table:style-name="TableLine3148665873120">
          <table:table-cell table:style-name="Table2.A1" office:value-type="string">
            <text:p text:style-name="P12">Τί δαὶ τοῦτο, ἔφη.<text:span text:style-name="T7"> </text:span>ἡ δέ Πετουνία ὥσπερ τὸ <text:span text:style-name="T7">ἔ</text:span>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2.A1" office:value-type="string">
            <text:p text:style-name="P12">"What's this?" he asked Aunt Petunia. Her lips tightened as they always did if he dared to ask a question. "Your new school uniform," she said. </text:p>
          </table:table-cell>
        </table:table-row>
        <table:table-row table:style-name="TableLine3148665882368">
          <table:table-cell table:style-name="Table2.A1" office:value-type="string">
            <text:p text:style-name="P12">ὁ δὲ Ἄρειος Ἀλλ’ οῦκ ἠξίουν, ἀπεκρίνατο, δεῖν αὐτὴν οὕτως ὑγρὰν γενέσθαι.</text:p>
          </table:table-cell>
          <table:table-cell table:style-name="Table2.A1" office:value-type="string">
            <text:p text:style-name="P12">Harry looked in the bowl again. "Oh," he said, "I didn't realize it had to be so wet." </text:p>
          </table:table-cell>
        </table:table-row>
        <table:table-row table:style-name="TableLine3148665880192">
          <table:table-cell table:style-name="Table2.A1" office:value-type="string">
            <text:p text:style-name="P12">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2.A1" office:value-type="string">
            <text:p text:style-name="P12">"Do<text:span text:style-name="T8">n't</text:span> be stupid," snapped Aunt Petunia. "I'm dyeing some of Dudley's old things gray for you. It'll look just like everyone else's when I've finished." </text:p>
          </table:table-cell>
        </table:table-row>
        <table:table-row table:style-name="TableLine3148665873664">
          <table:table-cell table:style-name="Table2.A1" office:value-type="string">
            <text:p text:style-name="P12">ἀλλὰ περὶ τοῦτο σφόδρ’ ἠπίστει μὲν οὗτος, ἔδοξε δ’ ὅμως μηδὲν ἀντειπεῖν.</text:p>
          </table:table-cell>
          <table:table-cell table:style-name="Table2.A1" office:value-type="string">
            <text:p text:style-name="P12">Harry seriously doubted this, but thought it best not to argue.</text:p>
          </table:table-cell>
        </table:table-row>
        <table:table-row table:style-name="TableLine3148665878016">
          <table:table-cell table:style-name="Table2.A26" office:value-type="string">
            <text:p text:style-name="P12">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2.A26" office:value-type="string">
            <text:p text:style-name="P12">He sat down at the table and tried not to think about how he was going to look on his first day at Stonewall High -- like he was wearing bits of old elephant skin, probably.</text:p>
          </table:table-cell>
        </table:table-row>
        <table:table-row table:style-name="TableLine3148665873936">
          <table:table-cell table:style-name="Table2.A26" office:value-type="string">
            <text:p text:style-name="P12">εἰσελθόντων δέ τοῦ Δουρσλείου καί τοῦ Δουδλίου τὰς ῥῖνας ἀνασπώντων διὰ τὸ μὴ μύρου πνεῖν τὰ <text:soft-page-break/>πλυνόμενα, ὁ μὲν ὅλος περὶ τὴν ἐφημερίδα ἧν, ὁ δέ συνεχῶς τῷ χωνευτικῴ βάκτρῳ τὴν τράπε-ζαν ἔκοπτε - τοῦτο γὰρ πανταχοῦ ἐφόρει.</text:p>
          </table:table-cell>
          <table:table-cell table:style-name="Table2.A1" office:value-type="string">
            <text:p text:style-name="P13">Dudley and Uncle Vernon came in, both with wrinkled noses because of the smell from Harry's <text:soft-page-break/>new uniform. Uncle Vernon opened his newspaper as usual and Dudley banged his Smelting stick, which he carried everywhere, on the table. </text:p>
          </table:table-cell>
        </table:table-row>
        <table:table-row table:style-name="TableLine3148665883184">
          <table:table-cell table:style-name="Table2.A26" office:value-type="string">
            <text:p text:style-name="P13">καὶ ἥκουσαν τότε μὲν κτύπον τοῦ γραμματοκιβωτίου τότε δέ δοῦπον τῶν ἐπιστολῶν πρὸς τοῦδαφος πιπτουσῶν.</text:p>
          </table:table-cell>
          <table:table-cell table:style-name="Table2.A1" office:value-type="string">
            <text:p text:style-name="P13">They heard the click of the mail slot and flop of letters on the doormat.</text:p>
          </table:table-cell>
        </table:table-row>
        <table:table-row table:style-name="TableLine3148665883728">
          <table:table-cell table:style-name="Table2.A26" office:value-type="string">
            <text:p text:style-name="P13">ἐκεῖνος δέ τὴν ἐφημερίδα ε”τι προβαλλόμενος ’Ένεγκέ μοι, ἔφη, τὰς ἐπιστολάς, ὦ Δούδλιε.</text:p>
          </table:table-cell>
          <table:table-cell table:style-name="Table2.A1" office:value-type="string">
            <text:p text:style-name="P13"><text:s/>"Get the mail, Dudley," said Uncle Vernon from behind his paper. </text:p>
          </table:table-cell>
        </table:table-row>
        <table:table-row table:style-name="TableLine3148665875024">
          <table:table-cell table:style-name="Table2.A26" office:value-type="string">
            <text:p text:style-name="P13">ὁ δ’ ὑπολαβὼν Πρᾶξαι σύ, ἔφη, ὅπως ’Άρειος οἴσεται.</text:p>
          </table:table-cell>
          <table:table-cell table:style-name="Table2.A1" office:value-type="string">
            <text:p text:style-name="P13">"Make Harry get it."</text:p>
          </table:table-cell>
        </table:table-row>
        <table:table-row table:style-name="TableLine3148665884272">
          <table:table-cell table:style-name="Table2.A26" office:value-type="string">
            <text:p text:style-name="P13">ἐκεῖνος δ’ αὖ ’Ἐνεγκέ μοι, ἔφη, τὰς ἐπιστολάς, ῶ ’Ἀρειέ ὁ δ’ Ἄρειος Πρᾶξαι σύ, ἔφη, ὅπως Δούδλιος οἴσεται.</text:p>
          </table:table-cell>
          <table:table-cell table:style-name="Table2.A1" office:value-type="string">
            <text:p text:style-name="P13">"Get the mail, Harry." "Make Dudley get it."</text:p>
          </table:table-cell>
        </table:table-row>
        <table:table-row table:style-name="TableLine3148665875296">
          <table:table-cell table:style-name="Table2.A26" office:value-type="string">
            <text:p text:style-name="P13">κάκεῖνος Σκάλευ’ αὐτὸν τ<text:span text:style-name="T9">ῳ</text:span> χωνευτικῷ, ὦ Δούδλιε<text:span text:style-name="T9">.</text:span></text:p>
          </table:table-cell>
          <table:table-cell table:style-name="Table2.A1" office:value-type="string">
            <text:p text:style-name="P13">"Poke him with your Smelting stick, Dudley." </text:p>
          </table:table-cell>
        </table:table-row>
        <table:table-row table:style-name="TableLine3148665872304">
          <table:table-cell table:style-name="Table2.A26" office:value-type="string">
            <text:p text:style-name="P13">καὶ τοῦτο μὲν ἀπαμυνάμενος ὁ “Αρειος μετελθὼν δέ τὰς ἐπισ-τολάς, τρία ἐπὶ τῷ φορμῷ κείμενα εἶδε· τὸ μὲν παρὰ τῆς Μάργης τῆς ἀδελφῆς τοῦ Δουρσλείου τότε ἐν τῇ Οῦέκτει ἀποδημούσης δελ-τάριον ὃν 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text:p>
          </table:table-cell>
          <table:table-cell table:style-name="Table2.A1" office:value-type="string">
            <text:p text:style-name="P13">Harry dodged the Smelting stick and went to get the mail. Three things lay on the doormat: a postcard from Uncle Vernon's sister Marge, who was vacationing on the Isle of Wight, a brown envelope that looked like a bill, and -- a letter for Harry. </text:p>
          </table:table-cell>
        </table:table-row>
        <table:table-row table:style-name="TableLine3148665877200">
          <table:table-cell table:style-name="Table2.A26" office:value-type="string">
            <text:p text:style-name="P13">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2.A1" office:value-type="string">
            <text:p text:style-name="P13">Harry picked it up and stared at it, his heart twanging like a giant elastic band. </text:p>
          </table:table-cell>
        </table:table-row>
        <table:table-row table:style-name="TableLine3148665884544">
          <table:table-cell table:style-name="Table2.A26" office:value-type="string">
            <text:p text:style-name="P13"><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span text:style-name="T9"> 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span></text:p>
          </table:table-cell>
          <table:table-cell table:style-name="Table2.A1" office:value-type="string">
            <text:p text:style-name="P13">No one, ever, in his whole life, had written to him. Who would? He had no friends, no other relatives -- he didn't belong to the library, so he'd never even got rude notes asking for books back.</text:p>
          </table:table-cell>
        </table:table-row>
        <table:table-row table:style-name="TableLine3148665878832">
          <table:table-cell table:style-name="Table2.A26" office:value-type="string">
            <text:p text:style-name="P14">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text:soft-page-break/>Λίτελ Οὐίντζιγκ, Σοῦρι τὸ δέ περιβολάδιον παχύ τ’ ἦν καῖ βαρύ, ὡς ἐκ <text:s/>διφθέρας παρα-σκευασμένον, καὶ ὑπόξανθον.<text:span text:style-name="T10"> οἱ δέ τῶν γραμμάτων χαρακτῆρες καλάῖνοι.</text:span></text:p>
          </table:table-cell>
          <table:table-cell table:style-name="Table2.A1" office:value-type="string">
            <text:p text:style-name="P14">Yet here it was, a letter, addressed so plainly there could be no mistake: Mr. H. Potter The Cupboard under the Stairs 4 Privet Drive Little Whinging Surrey<text:span text:style-name="T10">.</text:span> The envelope was thick and heavy, made of <text:soft-page-break/>yellowish parchment, and the address was written in emerald-green ink. </text:p>
          </table:table-cell>
        </table:table-row>
        <table:table-row table:style-name="TableLine3148665884816">
          <table:table-cell table:style-name="Table2.A26" office:value-type="string">
            <text:p text:style-name="P14">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2.A1" office:value-type="string">
            <text:p text:style-name="P14">There was no stamp. Turning the envelope over, his hand trembling, Harry saw a purple wax seal bearing a coat of arms; a lion, an eagle, a badger, and a snake surrounding a large letter H. </text:p>
          </table:table-cell>
        </table:table-row>
        <table:table-row table:style-name="TableLine3148665885088">
          <table:table-cell table:style-name="Table2.A26" office:value-type="string">
            <text:p text:style-name="P14">ὁ δέ Δούρσλειος ἀπὸ τοῦ ὀπτανίου βοῶν Σπεῦδε, ἔφη, ὦ παῖ, καὶ γελῶτα παρασχὼν ἑαυτῷ Τί πράττεις,· ἢ περὶ ἐπιστολῆς πυρο-φόρου πολυπραγμονεῖς;</text:p>
          </table:table-cell>
          <table:table-cell table:style-name="Table2.A1" office:value-type="string">
            <text:p text:style-name="P14">"Hurry up, boy!" shouted Uncle Vernon from the kitchen. "What are you doing, checking for letter bombs?" He chuckled at his own joke. </text:p>
          </table:table-cell>
        </table:table-row>
        <table:table-row table:style-name="TableLine3148665885360">
          <table:table-cell table:style-name="Table2.A26" office:value-type="string">
            <text:p text:style-name="P14">ἐκεῖνος δ’ ἐπὶ τὸ ὀπτάνιον ἐπανῆλθεν, ἀτενίζων ἕτι πρὸς τὴν ἑαυτοῦ ἐπιστολήν.</text:p>
          </table:table-cell>
          <table:table-cell table:style-name="Table2.A1" office:value-type="string">
            <text:p text:style-name="P14">Harry went back to the kitchen, still staring at his letter.</text:p>
          </table:table-cell>
        </table:table-row>
        <table:table-row table:style-name="TableLine3148665875568">
          <table:table-cell table:style-name="Table2.A26" office:value-type="string">
            <text:p text:style-name="P14">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2.A1" office:value-type="string">
            <text:p text:style-name="P14">He handed Uncle Vernon the bill and the postcard, sat down, and slowly began to open the yellow envelope. </text:p>
          </table:table-cell>
        </table:table-row>
        <table:table-row table:style-name="TableLine3148665885632">
          <table:table-cell table:style-name="Table2.A26" office:value-type="string">
            <text:p text:style-name="P15">ὁ δέ ἕτερον μέν - τὸ γὰρ ξανθὸν τοῦτ’ ἔτυχεν ὅν - σχίσας τε καὶ ἀνοίξας ἐβδελύχθη, ἕτερον δέ ἀνατρεψάμενος<text:span text:style-name="T10">. Ἡ</text:span> Μάργη, ἔφη, μαλακῶς ε”χει κόγχην καταπιοῦσα κακήν.</text:p>
          </table:table-cell>
          <table:table-cell table:style-name="Table2.A1" office:value-type="string">
            <text:p text:style-name="P15">Uncle Vernon ripped open the bill, snorted in disgust, and flipped over the postcard. "Marge's ill," he informed Aunt Petunia. "Ate a funny whelk. --."</text:p>
          </table:table-cell>
        </table:table-row>
        <table:table-row table:style-name="TableLine3148665885904">
          <table:table-cell table:style-name="Table2.A26" office:value-type="string">
            <text:p text:style-name="P15">ὁ δέ Δούδλιος ἐξαίφνης Ὦ πάτερ, ε”φη παππίζων, ὦ πατρίδιον, Ἄρειος ε”χει τι.</text:p>
          </table:table-cell>
          <table:table-cell table:style-name="Table2.A1" office:value-type="string">
            <text:p text:style-name="P15">"Dad!" said Dudley suddenly. "Dad, Harry's got something!" </text:p>
          </table:table-cell>
        </table:table-row>
        <table:table-row table:style-name="TableLine3148665876384">
          <table:table-cell table:style-name="Table2.A26" office:value-type="string">
            <text:p text:style-name="P15">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2.A1" office:value-type="string">
            <text:p text:style-name="P15">Harry was on the point of unfolding his letter, which was written on the same heavy parchment as the envelope, when it was jerked sharply out of his hand by Uncle Vernon. "That's mine!" said Harry, trying to snatch it back. </text:p>
          </table:table-cell>
        </table:table-row>
        <table:table-row table:style-name="TableLine3148665876656">
          <table:table-cell table:style-name="Table2.A26" office:value-type="string">
            <text:p text:style-name="P15">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2.A1" office:value-type="string">
            <text:p text:style-name="P15">"Who'd be writing to you?" sneered Uncle Vernon, shaking the letter open with one hand and glancing at it.</text:p>
          </table:table-cell>
        </table:table-row>
        <table:table-row table:style-name="TableLine3148665886176">
          <table:table-cell table:style-name="Table2.A1" office:value-type="string">
            <text:p text:style-name="P16">μεταβολὴν δέ τοῦ προσώπου εἶδες ἂν θάττω ἐξ ἐρυθροῦ εἰς χλωρὸν τῆς τῶν ἐν λεωφόρῳ φαναρίων. ἀλλ’ οῦκ ἀπέχρησε τοῦτό γε· διὰ μικροῦ γὰρ <text:soft-page-break/>τοσοῦτο ὠχριακῶς ὥστε καί ὀλίγον διενεγκεῖν πτισάνης πάνυ ἠμελημένης, τὴν γυναῖκα μόλις ἐπωνόμασεν ὀτοτύζων.</text:p>
          </table:table-cell>
          <table:table-cell table:style-name="Table2.A1" office:value-type="string">
            <text:p text:style-name="P16">His face went from red to green faster than a set of traffic lights. And it didn't stop there. Within<text:span text:style-name="T11"> </text:span>seconds it was the grayish white of old porridge. "P-<text:soft-page-break/>P-Petunia!" he gasped. </text:p>
          </table:table-cell>
        </table:table-row>
        <table:table-row table:style-name="TableLine3148665876928">
          <table:table-cell table:style-name="Table2.A1" office:value-type="string">
            <text:p text:style-name="P16">Δούδλιον δὲ ἐξαρπάσαι ἐπιχειροῦντα ἐκώλυσε κρατῆσαι μετ-έωρον αὐτὴν φυλαττόμενος.</text:p>
          </table:table-cell>
          <table:table-cell table:style-name="Table2.A1" office:value-type="string">
            <text:p text:style-name="P16">Dudley tried to grab the letter to read it, but Uncle Vernon held it high out of his reach. </text:p>
          </table:table-cell>
        </table:table-row>
        <table:table-row table:style-name="TableLine3148665886448">
          <table:table-cell table:style-name="Table2.A1" office:value-type="string">
            <text:p text:style-name="P16">ἡ δέ Πετουνία τί ποτ’ εἴη θαυμάσασα ἐλάβετο μὲν αὐτῆς, στίχον δέ πρῶτον ἀναγνοῦσα, ὀλίγου ἐδέησε<text:span text:style-name="T11"> </text:span>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2.A1" office:value-type="string">
            <text:p text:style-name="P16">Aunt Petunia took it curiously and read the first line. For a moment it looked as though she might faint. She clutched her throat and made a choking noise. "Vernon! Oh my goodness -- Vernon!" </text:p>
          </table:table-cell>
        </table:table-row>
        <table:table-row table:style-name="TableLine3148665877472">
          <table:table-cell table:style-name="Table2.A1" office:value-type="string">
            <text:p text:style-name="P16">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2.A1" office:value-type="string">
            <text:p text:style-name="P16">They stared at each other, seeming to have forgotten that Harry and Dudley were still in the room. Dudley wasn't used to being ignored. He gave his father a sharp tap on the head with his Smelting stick. "I want to read that letter," he said loudly. </text:p>
          </table:table-cell>
        </table:table-row>
        <table:table-row table:style-name="TableLine3148665877744">
          <table:table-cell table:style-name="Table2.A1" office:value-type="string">
            <text:p text:style-name="P16">ὁ δ”Ἀρειος ’Έγωγε μάλιστα βούλομαι· ἐμὴ γάρ ἐστιν.</text:p>
          </table:table-cell>
          <table:table-cell table:style-name="Table2.A1" office:value-type="string">
            <text:p text:style-name="P16"><text:span text:style-name="T11">I </text:span>want to read it," said Harry furiously, "as it's mine." </text:p>
          </table:table-cell>
        </table:table-row>
        <table:table-row table:style-name="TableLine3148665879376">
          <table:table-cell table:style-name="Table2.A1" office:value-type="string">
            <text:p text:style-name="P22">ἀλλ’ οὖν ὁ Δούρσλειος Ἄπιτ’ ἄμφω, ε”φη ὠθῶν τὴν ἐπιστολὴν πάλιν εἰς τὸ περιβολάδιον. ’Ἁρειος ἐκινήθη μὲν οὔ, βοῶν δ’ εἱστήκει·<text:span text:style-name="T12"> </text:span>Ἐγὼ τὴν ἐμὴν, ἔφη, αἰτῶ ἐπιστολήν.</text:p>
          </table:table-cell>
          <table:table-cell table:style-name="Table2.A1" office:value-type="string">
            <text:p text:style-name="P22">"Get out, both of you," croaked Uncle Vernon, stuffing the letter back inside its envelope. Harry didn't move. I WANT MY LETTER!" he shouted. "Let me see it!" demanded Dudley.</text:p>
          </table:table-cell>
        </table:table-row>
        <table:table-row table:style-name="TableLine3148665879648">
          <table:table-cell table:style-name="Table2.A1" office:value-type="string">
            <text:p text:style-name="P23">ὁ δέ Δούδλιος ἅμα Πάρες ἔμοιγε ἰδεῖν.<text:span text:style-name="T13"> </text:span>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2.A1" office:value-type="string">
            <text:p text:style-name="P23">"OUT!" roared Uncle Vernon, and he took both Harry and Dudley by the scruffs of their necks and threw them into the hall, slamming the kitchen door behind them.</text:p>
          </table:table-cell>
        </table:table-row>
        <table:table-row table:style-name="TableLine3148665879920">
          <table:table-cell table:style-name="Table2.A1" office:value-type="string">
            <text:p text:style-name="P23">οἱ δ’ εὐθὺς σιωπῇ μὲν σπουδαίως δ’ ὅμως προσεπάλαιον ἀλλήλοις. ἑκάτερος γὰρ ἠθέλησεν αὐτὸς διὰ τοῦ κλειθριδίου ἀκοῦσαι.</text:p>
          </table:table-cell>
          <table:table-cell table:style-name="Table2.A1" office:value-type="string">
            <text:p text:style-name="P23">Harry and Dudley promptly had a furious but silent fight over who would listen at the keyhole;</text:p>
          </table:table-cell>
        </table:table-row>
        <table:table-row table:style-name="TableLine3148665880736">
          <table:table-cell table:style-name="Table2.A1" office:value-type="string">
            <text:p text:style-name="P23">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text:p>
          </table:table-cell>
          <table:table-cell table:style-name="Table2.A1" office:value-type="string">
            <text:p text:style-name="P23">Dudley won, so Harry, his glasses dangling from one ear, lay flat on his stomach to listen at the crack between door and floor. </text:p>
          </table:table-cell>
        </table:table-row>
        <table:table-row table:style-name="TableLine3148665880736">
          <table:table-cell table:style-name="Table2.A1" office:value-type="string">
            <text:p text:style-name="P23">ἥκουσαν δέ τάδε τῆς Πετουνίας τρομερᾷ τῇ φωνῇ φθεγγομένης<text:span text:style-name="T13"> </text:span>’Ὴν βλέψον μοι, ἔφη, εἰς τὰ τῆς <text:soft-page-break/>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2.A1" office:value-type="string">
            <text:p text:style-name="P23">"Vernon," Aunt Petunia was saying in a quivering voice, "look at the address -- how could they <text:soft-page-break/>possibly know where he sleeps? You don't think they're watching the house?" "Watching -- spying -- might be following us," muttered Uncle Vernon wildly. </text:p>
          </table:table-cell>
        </table:table-row>
        <table:table-row table:style-name="TableLine3148665880736">
          <table:table-cell table:style-name="Table2.A1" office:value-type="string">
            <text:p text:style-name="P24">ἡ δέ Οἴμοι τί δραστέον,· ἔφη. ἦ ἀποκρινώμεθα πρὸς αὐτούς,’ ἀντιγράψον δὴ τάδε ὅτι οὐ βουλόμεθα ἐν δέ τούτῳ ὁ “Αρειος ἑώρα τὰς ἀρβύλας<text:span text:style-name="T14"> μελαναυγεῖς τὰς τοῦ Δουρσλείου ἄνω κάτω ἐν τῷ ὀπτανίῳ περιπατοῦντος.</text:span></text:p>
          </table:table-cell>
          <table:table-cell table:style-name="Table2.A1" office:value-type="string">
            <text:p text:style-name="P24">"But what should we do, Vernon? Should we write back? Tell them we don't want --" Harry could see Uncle Vernon's shiny black shoes pacing up and down the kitchen. </text:p>
          </table:table-cell>
        </table:table-row>
        <table:table-row table:style-name="TableLine3148665880736">
          <table:table-cell table:style-name="Table2.A1" office:value-type="string">
            <text:p text:style-name="P24">τέλος δὴ ἤκουσε τοῦ 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2.A1" office:value-type="string">
            <text:p text:style-name="P24">"No," he said finally. "No, we'll ignore it. If they don't get an answer... Yes, that's best... we won't do anything.... </text:p>
          </table:table-cell>
        </table:table-row>
        <table:table-row table:style-name="TableLine3148665880736">
          <table:table-cell table:style-name="Table2.A1" office:value-type="string">
            <text:p text:style-name="P25">τῆς δὲ γυναικὸς μελλούσης ἀντιφθέγξεσθαί τι ὑπολαβὼν Οὐκ ἐθέλω, ἔφη, ὦ γύναι, ξενίσαι οὐδένα τῶν τοιούτων ἐν τῇ οἰκίᾳ.<text:span text:style-name="T15"> οὔκουν τότε δὴ ἐφθάνομεν ἐπομοσάμενοι ἐπεὶ τὸν παῖδα ἀνειλόμεθα ἦ μὴν καθαιρήσειν τὸ ἀλιτήριον τοῦτο καὶ τὴν βωμολοχίαν</text:span><text:span text:style-name="T14">;</text:span></text:p>
          </table:table-cell>
          <table:table-cell table:style-name="Table2.A1" office:value-type="string">
            <text:p text:style-name="P24">"But --" "I'm not having one in the house, Petunia! Didn't we swear when we took him in we'd stamp out that dangerous nonsense?" </text:p>
          </table:table-cell>
        </table:table-row>
        <table:table-row table:style-name="TableLine3148665880736">
          <table:table-cell table:style-name="Table2.A1" office:value-type="string">
            <text:p text:style-name="P25">περὶ ἑσπέραν δέ ἀπὸ τοῦ ἐργαστηρίου ἐπανελθὼν καινότατόν τι ε”παθεν οῖον πρότερον οὐδέποτέ<text:span text:style-name="T15">.</text:span> πρὸς γὰρ τὸν Ἄρειον ἐν αὐτῳ τῷ σκευοφυλακίῳ ἔβη. καὶ τεθλιμμένος περ ταῖς φλιαῖς μόλις εἰσῆλθεν.</text:p>
          </table:table-cell>
          <table:table-cell table:style-name="Table2.A1" office:value-type="string">
            <text:p text:style-name="P25">That evening when he got back from work, Uncle Vernon did something he'd never done before; he visited Harry in his cupboard. </text:p>
          </table:table-cell>
        </table:table-row>
        <table:table-row table:style-name="TableLine3148665880736">
          <table:table-cell table:style-name="Table2.A1" office:value-type="string">
            <text:p text:style-name="P25">καί ὁ ’Άρειος παραχρῆμα Ποῦ ἐστὶν ἡ ἐμὴ ἐπιστολή; ἔφη. τίς ε”στιν ὃς ἐπιστέλλει μοι ἐπιστολήν;</text:p>
          </table:table-cell>
          <table:table-cell table:style-name="Table2.A1" office:value-type="string">
            <text:p text:style-name="P25">"Where's my letter?" said Harry, the moment Uncle Vernon had squeezed through the door. "Who's writing to me?" </text:p>
          </table:table-cell>
        </table:table-row>
        <table:table-row table:style-name="TableLine3148665880736">
          <table:table-cell table:style-name="Table2.A1" office:value-type="string">
            <text:p text:style-name="P25">ἐκεῖνος δέ βραχεῖ λόγῳ Οὐδείς, ἀπεκρίνατο. αὕτη γὰρ ἐπεστάλη σοι δι’ ἁμαρτήματος. διὸ κατακέκαυκα αὐτήν.</text:p>
          </table:table-cell>
          <table:table-cell table:style-name="Table2.A1" office:value-type="string">
            <text:p text:style-name="P25">"No one. it was addressed to you by mistake," said Uncle Vernon shortly. "I have burned it."</text:p>
          </table:table-cell>
        </table:table-row>
        <table:table-row table:style-name="TableLine3148665880736">
          <table:table-cell table:style-name="Table2.A1" office:value-type="string">
            <text:p text:style-name="P25">ἀλλ’ ὁ Ἄρειος μάλα λυπούμενος Ἁμάρτημα δ’ οὐκ ἦν, ἔφη, ἐγέγραπτο γὰρ ἐν αὐτῇ τὸ σκευοφυλάκιόν μου.</text:p>
          </table:table-cell>
          <table:table-cell table:style-name="Table2.A1" office:value-type="string">
            <text:p text:style-name="P25">"It was not a mistake," said Harry angrily, "it had my cupboard on it."</text:p>
          </table:table-cell>
        </table:table-row>
        <table:table-row table:style-name="TableLine3148665880736">
          <table:table-cell table:style-name="Table2.A1" office:value-type="string">
            <text:p text:style-name="P26">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2.A1" office:value-type="string">
            <text:p text:style-name="P26">"SILENCE!" yelled Uncle Vernon, and a couple of spiders fell from the ceiling.</text:p>
          </table:table-cell>
        </table:table-row>
        <table:table-row table:style-name="TableLine3148665880736">
          <table:table-cell table:style-name="Table2.A1" office:value-type="string">
            <text:p text:style-name="P26">καὶ διὰ μικροῦ ἀσθμαίνειν τι ἔδει, ε”πειτα δὲ <text:soft-page-break/>ὑπεγέλα, τὸ πρόσωπον μόλις εἷς τὸ φαιδρὸν ἀναγκάσας, τοῦτό γε, ὡς ε’ὀικε, χαλεπώτατον ὅν.</text:p>
          </table:table-cell>
          <table:table-cell table:style-name="Table2.A1" office:value-type="string">
            <text:p text:style-name="P26">He took a few deep breaths and then forced his face <text:soft-page-break/>into a smile, which looked quite painful.</text:p>
          </table:table-cell>
        </table:table-row>
        <table:table-row table:style-name="TableLine3148665880736">
          <table:table-cell table:style-name="Table2.A1" office:value-type="string">
            <text:p text:style-name="P26">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2.A1" office:value-type="string">
            <text:p text:style-name="P26">"Er -- yes, Harry -- about this cupboard. Your aunt and I have been thinking... you're really getting a bit big for it... we think it might be nice if you moved into Dudley's second bedroom.</text:p>
          </table:table-cell>
        </table:table-row>
        <table:table-row table:style-name="TableLine3148665880736">
          <table:table-cell table:style-name="Table2.A1" office:value-type="string">
            <text:p text:style-name="P26">Διὰ τί; ἔφη.</text:p>
          </table:table-cell>
          <table:table-cell table:style-name="Table2.A1" office:value-type="string">
            <text:p text:style-name="P26">"Why?" said Harry. </text:p>
          </table:table-cell>
        </table:table-row>
        <table:table-row table:style-name="TableLine3148665880736">
          <table:table-cell table:style-name="Table2.A1" office:value-type="string">
            <text:p text:style-name="P26">ἐκεῖνος δέ Μήδεν ἱστορεῖν. ἅγε δή· ε”νεγκε πάντα ἐπάνω τὰ σκεύη ταῦτα εἷς τὸ ὑπερῷον.</text:p>
          </table:table-cell>
          <table:table-cell table:style-name="Table2.A1" office:value-type="string">
            <text:p text:style-name="P26">"Don't ask questions!" snapped his uncle. "Take this stuff upstairs, now." </text:p>
          </table:table-cell>
        </table:table-row>
        <table:table-row table:style-name="TableLine3148665880736">
          <table:table-cell table:style-name="Table2.A1" office:value-type="string">
            <text:p text:style-name="P26">εἶχε δέ τοῖς Δουρσλείοις οὕτω τοῦ ὑπερῴου ἡ θέσις.<text:span text:style-name="T16"> </text:span>Δωματίων γὰρ τεττάρων ὑπαρχόντων, τὸ μὲν<text:span text:style-name="T16"> </text:span>πρῶτον ἐκείνοις ἦν εὐνατήριον, τὸ δέ δεύτερον λόγῳ μὲν ξένιον ε”ργῳ δέ ὡς ἐπὶ πολὺ τῇ Μάργῃ<text:span text:style-name="T16"> </text:span>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2.A1" office:value-type="string">
            <text:p text:style-name="P26"><text:s/>The Dursleys' house had four bedrooms: one for Uncle Vernon and Aunt Petunia, one for visitors (usually Uncle Vernon's sister, Marge), one where Dudley slept, and one where Dudley kept all the toys and things that wouldn't fit into his first bedroom.</text:p>
          </table:table-cell>
        </table:table-row>
        <table:table-row table:style-name="TableLine3148665880736">
          <table:table-cell table:style-name="Table2.A1" office:value-type="string">
            <text:p text:style-name="P26">ὁ δ’ Ἄρειος ἅπαξ ἀναβὰς τὰ ἑαυτοῦ πάντα μετήνεγκεν ἀπὸ τοῦ σκευοφυλακίου εἷς τὸ δωμάτιον. καῖ ἐπὶ τῇ κοίτῃ καθήμενος παν-ταχόσε περιέβλεπεν.</text:p>
          </table:table-cell>
          <table:table-cell table:style-name="Table2.A1" office:value-type="string">
            <text:p text:style-name="P26">It only took Harry one trip upstairs to move everything he owned from the cupboard to this room.<text:span text:style-name="T16"> He sat down on the bed and stared around him.</text:span></text:p>
          </table:table-cell>
        </table:table-row>
        <table:table-row table:style-name="TableLine3148665880736">
          <table:table-cell table:style-name="Table2.A1" office:value-type="string">
            <text:p text:style-name="P27">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text:p>
          </table:table-cell>
          <table:table-cell table:style-name="Table2.A1" office:value-type="string">
            <text:p text:style-name="P27">Nearly everything in here was broken. The month-old video camera was lying on top of a small, working tank Dudley had once driven over the next door neighbor's dog<text:span text:style-name="T17">.</text:span></text:p>
          </table:table-cell>
        </table:table-row>
        <table:table-row table:style-name="TableLine3148665880736">
          <table:table-cell table:style-name="Table2.A1" office:value-type="string">
            <text:p text:style-name="P27">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2.A1" office:value-type="string">
            <text:p text:style-name="P27"><text:s/>in the corner was Dudley's first-ever television set, which he'd put his foot through when his favorite program had been canceled;</text:p>
          </table:table-cell>
        </table:table-row>
        <table:table-row table:style-name="TableLine3148665880736">
          <table:table-cell table:style-name="Table2.A1" office:value-type="string">
            <text:p text:style-name="P28">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2.A1" office:value-type="string">
            <text:p text:style-name="P27">there was a large birdcage, which had once held a parrot that Dudley had swapped at school for a real air rifle, which was up on a shelf with the end all bent because Dudley had sat on it.</text:p>
          </table:table-cell>
        </table:table-row>
        <table:table-row table:style-name="TableLine3148665880736">
          <table:table-cell table:style-name="Table2.A1" office:value-type="string">
            <text:p text:style-name="P28">εἶδε δ’ αὖ βιβλία πολλὰ ἐπ’ ἄλλοις σανιδίοις κείμενα· ταῦτα μέντοι μόνα τῶν ἐν τῷ δωματίῳ ἀκέραια <text:soft-page-break/>ἐδόκει.</text:p>
          </table:table-cell>
          <table:table-cell table:style-name="Table2.A1" office:value-type="string">
            <text:p text:style-name="P28">Other shelves were full of books. They were the only things in the room that looked as though they'd <text:soft-page-break/>never been touched.</text:p>
          </table:table-cell>
        </table:table-row>
        <table:table-row table:style-name="TableLine3148665880736">
          <table:table-cell table:style-name="Table2.A1" office:value-type="string">
            <text:p text:style-name="P28">κάτωθεν δ’ ἤκουσε τοῦ Δουδλίου πρὸς τὴν μητέρα βοῶντος, μᾶλλον δέ ὑλακτοῦντος. ὁ δέ ’Έγωγ’ οὐκ ἐθέλω ἐκεῖνον ἐνεῖναι αὐτόθι, ἔφη. ἐγὼ γὰρ δέομαι τοῦ δωματίου αὐτός. πρᾶξαί μοι ὅπως ἄπεισιν.</text:p>
          </table:table-cell>
          <table:table-cell table:style-name="Table2.A1" office:value-type="string">
            <text:p text:style-name="P28">From downstairs came the sound of Dudley bawling at his mother, I don't want him in there... I need that room... make him get out...." </text:p>
          </table:table-cell>
        </table:table-row>
        <table:table-row table:style-name="TableLine3148665880736">
          <table:table-cell table:style-name="Table2.A1" office:value-type="string">
            <text:p text:style-name="P28">στενάξας δὲ ὁ “Αρειος ἐξέτεινεν ἑαυτὸν ε’πί τῇ κοίτῃ, πολλὰ ιλοσοφῶν. </text:p>
          </table:table-cell>
          <table:table-cell table:style-name="Table2.A1" office:value-type="string">
            <text:p text:style-name="P28">Harry sighed and stretched out on the bed.</text:p>
          </table:table-cell>
        </table:table-row>
        <table:table-row table:style-name="TableLine3148665880736">
          <table:table-cell table:style-name="Table2.A1" office:value-type="string">
            <text:p text:style-name="P28">χθές μὲν γὰρ ἐβούλετ’ ἂν οὐδέν μᾶλλον ἢ τὸ ἐνταῦθα καθεστηκέναι· τήμερον δὲ προείλετ’ ἂν καί ἐν τῷ σκευοφυλακίῳ<text:span text:style-name="T18"> </text:span>μένειν ἐφ’ ᾧτε ε”χειν τήν γ’ ἐπιστολὴν πρὸ τοῦ δεῦρο μεθεστηκέναι μὴ ἔχοντα.</text:p>
          </table:table-cell>
          <table:table-cell table:style-name="Table2.A1" office:value-type="string">
            <text:p text:style-name="P28">Yesterday he'd have given anything to be up here. Today he'd rather be back in his cupboard with that letter than up here without it. </text:p>
          </table:table-cell>
        </table:table-row>
        <table:table-row table:style-name="TableLine3148665880736">
          <table:table-cell table:style-name="Table2.A1" office:value-type="string">
            <text:p text:style-name="P28">τῇ δ’ ὑστεραίᾳ, ἐπειδὴ καιρὸς ἦν τοῦ ἀρίστου, πάντες σώφρονας καὶ μετρίους παρεῖχον ἑαυτούς.</text:p>
          </table:table-cell>
          <table:table-cell table:style-name="Table2.A1" office:value-type="string">
            <text:p text:style-name="P28">Next morning at breakfast, everyone was rather quiet. </text:p>
          </table:table-cell>
        </table:table-row>
        <table:table-row table:style-name="TableLine3148665880736">
          <table:table-cell table:style-name="Table2.A1" office:value-type="string">
            <text:p text:style-name="P28">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2.A1" office:value-type="string">
            <text:p text:style-name="P28">Dudley was in shock. He'd screamed, whacked his father with his Smelting stick, been sick on purpose, kicked his mother, and thrown his tortoise through the greenhouse roof, and he still didn't have his room back.</text:p>
          </table:table-cell>
        </table:table-row>
        <table:table-row table:style-name="TableLine3148665880736">
          <table:table-cell table:style-name="Table2.A1" office:value-type="string">
            <text:p text:style-name="P28">τῷ δ’ Ἁρείῳ μεμνημένῳ τὰ χθές ὅπως ἀπέβη,<text:span text:style-name="T18"> </text:span>σφόδρα δὴ μετέμελε τοῦ μὴ ἐν θυρῶνι ἀνοῖξαι τὴν ἐπιστολήν. οἱ δ’αὖ Δούρσλειοι δριμύ ε”βλεπον πρὸς ἀλλήλους.</text:p>
          </table:table-cell>
          <table:table-cell table:style-name="Table2.A1" office:value-type="string">
            <text:p text:style-name="P28">Harry was thinking about this time yesterday and bitterly wishing he'd opened the letter in the hall. Uncle Vernon and Aunt Petunia kept looking at each other darkly. </text:p>
          </table:table-cell>
        </table:table-row>
        <table:table-row table:style-name="TableLine3148665880736">
          <table:table-cell table:style-name="Table2.A1" office:value-type="string">
            <text:p text:style-name="P28">ἐπειδὴ δέ ἧκεν ὁ ἐπ’ ἐπιστολῶν, ὁ Δούρσλειος, ὡς τὸν ’Ἀρειον φιλοφρονούμενος, Δούδλιον ἐκέλευσεν ἐνεγκεῖν αὐτάς. ἤκουσας δ ’ ἂναὐτοῦ ἀνὰ τὸν θυρῶνα βαδίζοντος τῴ χωνευτικῷ κρούοντος τὰ ἐκεῖ.</text:p>
          </table:table-cell>
          <table:table-cell table:style-name="Table2.A1" office:value-type="string">
            <text:p text:style-name="P28">When the mail arrived, Uncle Vernon, who seemed to be trying to be nice to Harry, made Dudley go and get it. They heard him banging things with his Smelting stick all the way down the hall.</text:p>
          </table:table-cell>
        </table:table-row>
        <table:table-row table:style-name="TableLine3148665880736">
          <table:table-cell table:style-name="Table2.A1" office:value-type="string">
            <text:p text:style-name="P29">ἀλλ’ ἄφνω ἐβόησε λέγων ὅτι Καινή τίς ἐστιν ἐπιστολή πρὸς τὸν ’Ἀρειον Ποτῆρα, τό στενότατον δωμάτιον, ὁδὸς τῶν μυρσίνων δ’ <text:span text:style-name="T19">...</text:span></text:p>
          </table:table-cell>
          <table:table-cell table:style-name="Table2.A1" office:value-type="string">
            <text:p text:style-name="P29">Then he shouted, "There's another one! 'Mr. H. Potter, The Smallest Bedroom, 4 Privet Drive <text:span text:style-name="T19">...</text:span></text:p>
          </table:table-cell>
        </table:table-row>
        <table:table-row table:style-name="TableLine3148665880736">
          <table:table-cell table:style-name="Table2.A1" office:value-type="string">
            <text:p text:style-name="P29">ἐκεῖνος δέ φωνῇ ὥσπερ ἀποπνιγομένου του μόλις φθεγξάμενος,<text:span text:style-name="T19"> καὶ ἀπὸ τοῦ δίφρου ἀναπηδήσας, ἔδραμεν ἀνὰ τὸν θυρῶνα ὀλίγον φθάσας τὸν ’Ἀρειον ἀλλ’ ἐδέησεν αὐτὸν ὑποσκελίσαι τὸν Δούδλιον ἵνα κρατήσῃ τῆς ἐπιστολῆς· τοῦτο δέ χαλεπώτερον ἐγένετο τοῦ Ἁρείου ἐκ τοῦπισθεν λαβόντος αὐτὸν </text:span><text:soft-page-break/><text:span text:style-name="T19">τοῦ αὐχένος. </text:span></text:p>
          </table:table-cell>
          <table:table-cell table:style-name="Table2.A1" office:value-type="string">
            <text:p text:style-name="P29">With a strangled cry, Uncle Vernon leapt from his seat and ran down the hall, Harry right behind him.<text:span text:style-name="T19"> Uncle Vernon had to wrestle Dudley to the ground to get the letter from him, which was made difficult by the fact that Harry had grabbed Uncle Vernon </text:span><text:soft-page-break/><text:span text:style-name="T19">around the neck from behind.</text:span></text:p>
          </table:table-cell>
        </table:table-row>
        <table:table-row table:style-name="TableLine3148665880736">
          <table:table-cell table:style-name="Table2.A1" office:value-type="string">
            <text:p text:style-name="P29">δι ’ ὀλίγου μὲν οὖν ἅπαντα συνεχύθη,<text:span text:style-name="T19"> </text:span>διαπολεμούντων αὐτῶν ἀλλήλοις καὶ πολι) τῷ χωνευτικῴ ῥαπιζομένων, τέλος δέ ὁ Δούρσλειος ἀσθμαίνων περ ἀνέστη ἴσχων τῇ δεξιᾷ τὴν τοῦ Ἀρείου ἐπιστολήν.</text:p>
          </table:table-cell>
          <table:table-cell table:style-name="Table2.A1" office:value-type="string">
            <text:p text:style-name="P29">After a minute of confused fighting, in which everyone got hit a lot by the Smelting stick, Uncle Vernon straightened up, gasping for breath, with Harry's letter clutched in his hand. </text:p>
          </table:table-cell>
        </table:table-row>
        <table:table-row table:style-name="TableLine3148665880736">
          <table:table-cell table:style-name="Table2.A1" office:value-type="string">
            <text:p text:style-name="P29">καί τῷ μὲν Ἀρείῳ<text:span text:style-name="T19"> </text:span>’Ἁπιθι, ἔφη, ἄπιθι πρὸς τὸ σκευοφυλάκιον, πρὸς τὸ δωμάτιον λέγω, τῷ δέ Δουδλίῳ ’Ἁπιθι ἀτεχνῶς.</text:p>
          </table:table-cell>
          <table:table-cell table:style-name="Table2.A1" office:value-type="string">
            <text:p text:style-name="P29">"Go to your cupboard -- I mean, your bedroom," he wheezed at Harry. "Dudley -- go -- just go."</text:p>
          </table:table-cell>
        </table:table-row>
        <table:table-row table:style-name="TableLine3148665880736">
          <table:table-cell table:style-name="Table2.A1" office:value-type="string">
            <text:p text:style-name="P29">ἐν δέ τῷ καινῷ δωματίῳ ἄνω καὶ κάτω περιπατῶν ὁ ’Ἁρειος ἐλογίζετο τάδε·</text:p>
          </table:table-cell>
          <table:table-cell table:style-name="Table2.A1" office:value-type="string">
            <text:p text:style-name="P29">Harry walked round and round his new room.</text:p>
          </table:table-cell>
        </table:table-row>
        <table:table-row table:style-name="TableLine3148665880736">
          <table:table-cell table:style-name="Table2.A1" office:value-type="string">
            <text:p text:style-name="P29">εἶναι γὰρ οἵτινες ᾔδεσαν οὐ μόνον μεταστάντα αὐτὸν ἐκ τοῦ σκευοφυλακίου ἀλλὰ καὶ τὴν προτέραν ἐπιστολὴν οὐ λαβόντα.</text:p>
          </table:table-cell>
          <table:table-cell table:style-name="Table2.A1" office:value-type="string">
            <text:p text:style-name="P29">Someone knew he had moved out of his cupboard and they seemed to know he hadn't received his first letter.</text:p>
          </table:table-cell>
        </table:table-row>
        <table:table-row table:style-name="TableLine3148665880736">
          <table:table-cell table:style-name="Table2.A1" office:value-type="string">
            <text:p text:style-name="P29">πῶς γὰρ τοὺς τοιούτους οὐ τὸ αὐτὸ αὖθις ἐπιχειρήσειν; μηχανήσεσθαι οὖν αὐτὸς βουλευσάμενος βούλευμα τι καίριον ὅπως μὴ σφαλήσονται.</text:p>
          </table:table-cell>
          <table:table-cell table:style-name="Table2.A1" office:value-type="string">
            <text:p text:style-name="P29">Surely that meant they'd try again? And this time he'd make sure they didn't fail. He had a plan.</text:p>
          </table:table-cell>
        </table:table-row>
        <table:table-row table:style-name="TableLine3148665880736">
          <table:table-cell table:style-name="Table2.A1" office:value-type="string">
            <text:p text:style-name="P29">τῇ δέ ὑστεραίᾳ ἐπειδὴ κατ’ ὄρθρον τὸ ἐγερτήριον ὡρολόγιον ἐσάλ-πιγξεν ἡμέραν, ὁ ’Άρειος εὐθὺς κατασιωπήσας αὐτὸ ὅπως μὴ ἐγείρῃ τοὺς Δουρσλείους καὶ ἀψοφητὶ τὰ ἐσθήματα περιβαλ-όμενος, καί λύχνον οὐκ ἀνάψας λάθρᾳ ε”βη κάτω.</text:p>
          </table:table-cell>
          <table:table-cell table:style-name="Table2.A1" office:value-type="string">
            <text:p text:style-name="P29">The repaired alarm clock rang at six o'clock the next morning. Harry turned it off quickly and dressed silently. He mustn't wake the Dursleys. He stole downstairs without turning on any of the lights. </text:p>
          </table:table-cell>
        </table:table-row>
        <table:table-row table:style-name="TableLine3148665880736">
          <table:table-cell table:style-name="Table2.A1" office:value-type="string">
            <text:p text:style-name="P29">ἤλπιζε γὰρ περὶ τὸ ἔσχατον τῆς μυρσίνων ὁδοῦ καθιστάμενος καί τηρῶν τὸν ἐπ’ ἐπιστολῶν φθάσας λήψεσθαι τὰ γράμματα.</text:p>
          </table:table-cell>
          <table:table-cell table:style-name="Table2.A1" office:value-type="string">
            <text:p text:style-name="P29">He was going to wait for the postman on the corner of Privet Drive and get the letters for number four first.</text:p>
          </table:table-cell>
        </table:table-row>
        <table:table-row table:style-name="TableLine3148665880736">
          <table:table-cell table:style-name="Table2.A1" office:value-type="string">
            <text:p text:style-name="P29">Καὶ πάνυ ἤδη ἀναπτοήμενος εἷρπε σκοταῖος ἐπὶ τὴν αὔλειον. Ἐξαίφνης δέ Παπαπαπαῖ εἶπε βοῶν, ἅμα δέ μετέωρος ἀνεπήδησεν. ξυνῄδει γὰρ ἐαυτῷ πατοῦντι μέγα τι ἐπὶ τῷ φορμῷ κείμενον καί μαλακὸν δὴ καὶ ἔμψυχον.</text:p>
          </table:table-cell>
          <table:table-cell table:style-name="Table2.A1" office:value-type="string">
            <text:p text:style-name="P29">His heart hammered as he crept across the dark hall toward the front door -- Harry leapt into the air; he'd trodden on something big and squashy on the doormat -- something alive!</text:p>
          </table:table-cell>
        </table:table-row>
        <table:table-row table:style-name="TableLine3148665880736">
          <table:table-cell table:style-name="Table2.A1" office:value-type="string">
            <text:p text:style-name="P30">λύχνον δέ τινος τῶν ἐπάνω ἀνάψαντος, ἐπὶ τῷδε εἶδε τὸ μαλακὸν ἐκεῖνον χρῆμα πρόσωπον ἄρ’ ὃν τὸ τοῦ θείου<text:span text:style-name="T20">.</text:span></text:p>
          </table:table-cell>
          <table:table-cell table:style-name="Table2.A1" office:value-type="string">
            <text:p text:style-name="P29">Lights clicked on upstairs and to his horror Harry realized that the big, squashy something had been his uncle's face.</text:p>
          </table:table-cell>
        </table:table-row>
        <table:table-row table:style-name="TableLine3148665880736">
          <table:table-cell table:style-name="Table2.A1" office:value-type="string">
            <text:p text:style-name="P30">ὁ δ ’ ἐν ὑπνοσάκῳ ἀπόκοιτος ε”κειτο πρὸ τῆς αὐλείου, ὡς φυλαξάμενος τὸν Ἄρειον μὴ ποιήσει ὃ <text:soft-page-break/>καὶ τότ’ ἐποίει.</text:p>
          </table:table-cell>
          <table:table-cell table:style-name="Table2.A1" office:value-type="string">
            <text:p text:style-name="P30">Uncle Vernon had been lying at the foot of the front door in a sleeping bag, clearly making sure that <text:soft-page-break/>Harry didn't do exactly what he'd been trying to do.</text:p>
          </table:table-cell>
        </table:table-row>
        <table:table-row table:style-name="TableLine3148665880736">
          <table:table-cell table:style-name="Table2.A1" office:value-type="string">
            <text:p text:style-name="P30">προπηλακίσας δ’ αὐτὸν ἐπὶ μήκιστον ἐκέλευσεν ἐνεγκεῖν οἱ τέϊου πιεῖν, ταλαιπωρῶν οῦν οὗτος εἰς τούπτάνιον ἀκούσιος ἀπέβη.<text:span text:style-name="T20"> ἐπανελθὼν δ’ εἶδε τὰς ἐπιστολὰς κεκομισμένας καὶ ἐπὶ γόνασι τοῦ Δουρσλείου ἥδη κειμένας, τρεῖς δ’ αὐτῶν καλαῖνοις τοῖς γράμμασιν ἐγκεχαραγμένας.</text:span></text:p>
          </table:table-cell>
          <table:table-cell table:style-name="Table2.A1" office:value-type="string">
            <text:p text:style-name="P30">He shouted at Harry for about half an hour and then told him to go and make a cup of tea. Harry shuffled miserably off into the kitchen and by the time he got back, the mail had arrived, right into Uncle Vernon's lap.<text:span text:style-name="T20"> Harry could see three letters addressed in green ink.</text:span></text:p>
          </table:table-cell>
        </table:table-row>
        <table:table-row table:style-name="TableLine3148665880736">
          <table:table-cell table:style-name="Table2.A1" office:value-type="string">
            <text:p text:style-name="P30">Βούλομαι ἔλεγεν, ἀλλ’ ἶδοῦ ἐκεῖνος μανικῶς σπαράσσει τὰς ἐπιστολὰς ἐπ’ ὀφθαλμῶν αὐτοῦ ε”τι λέγοντος τὸ βούλομαι.</text:p>
          </table:table-cell>
          <table:table-cell table:style-name="Table2.A1" office:value-type="string">
            <text:p text:style-name="P30">I want --" he began, but Uncle Vernon was tearing the letters into pieces before his eyes.</text:p>
          </table:table-cell>
        </table:table-row>
        <table:table-row table:style-name="TableLine3148665880736">
          <table:table-cell table:style-name="Table2.A1" office:value-type="string">
            <text:p text:style-name="P30">ε”δοξε δέ τῷ θείῳ ταύτῃ τῇ ἡμέρᾳ μὴ φοιτῆσαι εἷς τὴν ἀγοράν.</text:p>
          </table:table-cell>
          <table:table-cell table:style-name="Table2.A1" office:value-type="string">
            <text:p text:style-name="P30">Uncle Vernon didnt go to work that day. He stayed at home and nailed up the mail slot.</text:p>
          </table:table-cell>
        </table:table-row>
        <table:table-row table:style-name="TableLine3148665880736">
          <table:table-cell table:style-name="Table2.A1" office:value-type="string">
            <text:p text:style-name="P30">μείνας οὖν οἴκοι τὸ γραμματοκιβώτιον συνέκλῃσε γόμφους καθηλώσας ἰσχυρούς.<text:span text:style-name="T20"> </text:span>Ἰδού, ἔφη, τοῦργον μηνύσας τῇ γυναικὶ πολλοὺς ε”τι γόμφους ἐν τῷ στόματι ἔχων. ἀδύνατον γὰρ αὐτοῖς προσκομίσαι τὰς ἐπισ-τολάς, παυστέον ἄρα δηλονότι τῆς ὁρμῆς.</text:p>
          </table:table-cell>
          <table:table-cell table:style-name="Table2.A1" office:value-type="string">
            <text:p text:style-name="P30">"See," he explained to Aunt Petunia through a mouthful of nails, "if they can't deliver them they'll just give up."</text:p>
          </table:table-cell>
        </table:table-row>
        <table:table-row table:style-name="TableLine3148665880736">
          <table:table-cell table:style-name="Table2.A1" office:value-type="string">
            <text:p text:style-name="P30">ἡ δέ γυνή Ἀλλ’ ε”γωγε ού πάνυ πέπεισμαι, ἔφη, ὦ ἄνερ.</text:p>
          </table:table-cell>
          <table:table-cell table:style-name="Table2.A1" office:value-type="string">
            <text:p text:style-name="P30">"I'm not sure that'll work, Vernon." </text:p>
          </table:table-cell>
        </table:table-row>
        <table:table-row table:style-name="TableLine3148665880736">
          <table:table-cell table:style-name="Table2.A1" office:value-type="string">
            <text:p text:style-name="P30">Δούρσλειος δέ Θάρρει, ἔφη, γύναι, οἱ γὰρ τοιοῦτοι οὐ φρονοῦσι τὰ καθ’ ἡμᾶς, μάλ’ ἀνόμοιοι πεφυκότες, ἐπιχειρῶν ἅμα γόμφον ε’μπῆξαι τόμῳ πλακοῦντος ὃν ἄρτι ἐδέξατο παρ’ αὐτῆς.</text:p>
          </table:table-cell>
          <table:table-cell table:style-name="Table2.A1" office:value-type="string">
            <text:p text:style-name="P30">"Oh, these people's minds work in strange ways, Petunia, they're not like you and me," said Uncle Vernon, trying to knock in a nail with the piece of fruitcake Aunt Petunia had just brought him.</text:p>
          </table:table-cell>
        </table:table-row>
        <table:table-row table:style-name="TableLine3148665880736">
          <table:table-cell table:style-name="Table2.A1" office:value-type="string">
            <text:p text:style-name="P30">τῇ δ’ ὑστεραίᾳ - τῇ Παρασκευῇ καλουμένῃ πρὸς τῶν νῦν – δώδεκα δὴ ἐπιστολαὶ Ἁρείου ὄνομα<text:span text:style-name="T20"> </text:span>ἐγγεγραμμέναι ἐκομίσθησαν·</text:p>
          </table:table-cell>
          <table:table-cell table:style-name="Table2.A1" office:value-type="string">
            <text:p text:style-name="P30">On Friday, no less than twelve letters arrived for Harry. </text:p>
          </table:table-cell>
        </table:table-row>
        <table:table-row table:style-name="TableLine3148665880736">
          <table:table-cell table:style-name="Table2.A1" office:value-type="string">
            <text:p text:style-name="P31">γραμματοκιβωτίῳ δέ οὐκ ἐξὸν χρῆσθαι, ὁ κομίζων <text:span text:style-name="T21">ἔ</text:span>ωσέ τε ὑπό τῆς θύρας καὶ ἐβιάσατο παρὰ τὰς θύρας καί δὴ καί ἐνέβαλεν ἐνίας διὰ τὴν φωταγωγόν τὴν τοῦ βαλανείου στενήν περ οὖσαν.</text:p>
          </table:table-cell>
          <table:table-cell table:style-name="Table2.A1" office:value-type="string">
            <text:p text:style-name="P31">As they couldn't go through the mail slot they had been pushed under the door, slotted through the sides, and a few even forced through the small window in the downstairs bathroom. </text:p>
          </table:table-cell>
        </table:table-row>
        <text:soft-page-break/>
        <table:table-row table:style-name="TableLine3148665880736">
          <table:table-cell table:style-name="Table2.A1" office:value-type="string">
            <text:p text:style-name="P31">Δούρσλειος οὖν οἴκοι αὖθις ἔμεινεν. καὶ ἐπειδὴ κατέκαυσε τὰς ἐπιστολάς, τυπάδα καί γόμφους ἐνεγκὼν πάντα τὰ περὶ τὰς θύρας ξύλῳ συνέκλῃσεν ὥστε μηδένα ἐξιέναι. καί σπουδάζων πολὺ ᾄδει μέν τέως μινυρόμενος τό ’Άκροισι διαβὰς λείρινον γύην ποσίν, ἀναπηδᾷ δ’ ἀκούσας ψόφου καὶ λεπτοῦ τινός.</text:p>
          </table:table-cell>
          <table:table-cell table:style-name="Table2.A1" office:value-type="string">
            <text:p text:style-name="P31">Uncle Vernon stayed at home again. After burning all the letters, he got out a hammer and nails and boarded up the cracks around the front and back doors so no one could go out. He hummed "Tiptoe Through the Tulips"<text:span text:style-name="T21"> as he worked, and jumped at small noises. </text:span></text:p>
          </table:table-cell>
        </table:table-row>
        <table:table-row table:style-name="TableLine3148665880736">
          <table:table-cell table:style-name="Table2.A1" office:value-type="string">
            <text:p text:style-name="P31">τῇ δ’ ὑστεραίᾳ - τῇ Σαββάτῳ καλουμένῃ - τὰ πράγματα ἐπὶ τὸ πλέον ἀκολασίας ἀφίκετο· καὶ γὰρ εἴκοσι καὶ τέτταρες ἐπιστολαὶ πρὸς ’Άρειον πεπεμμέναι εἷς τὴν οἰκίαν ἀπεδόθησαν. Κεκρυμμέναι γὰρ ἦσαν καὶ συνεπτυγμέναι, τὸ καινότατον, μία ἐντὸς ἑκάστου τῶν ᾠῶν τῶν εἴκοσι τεττάρων ἃ ὁ ἐπὶ γάλακτος διὰ τῆς φωταγωγοῦ παρέδωκε τῇ Πετουνία μάλα τεταραγμένος.</text:p>
          </table:table-cell>
          <table:table-cell table:style-name="Table2.A1" office:value-type="string">
            <text:p text:style-name="P31">On Saturday, things began to get out of hand. Twenty-four letters to Harry found their way into the house, rolled up and hidden inside each of the two dozen eggs that their very confused milkman had handed Aunt Petunia through the living room window.</text:p>
          </table:table-cell>
        </table:table-row>
        <table:table-row table:style-name="TableLine3148665880736">
          <table:table-cell table:style-name="Table2.A1" office:value-type="string">
            <text:p text:style-name="P31">μετὰ δέ ταῦτα ὁ μὲν Δούρσλειος ἐν νῴ ε”χων κακῶς λέγειν τινὰ ἐτηλεφώνησε τό τε ταχυδρομεῖον καὶ τὸ γαλακτοπωλεῖον, ἡ δέ τέως ἐτεμάχισε τὰς ἐπιστολὰς ἐν τῷ μίξερ - τοῦτο γὰρ ὄργανόν τί ἐστι τοῖς νῦν μαγείρ-οις χρήσιμον πρὸς τὸ ὡς τάχιστα τεμαχίζειν τᾶλλά τε καὶ τὰ λάχανα.</text:p>
          </table:table-cell>
          <table:table-cell table:style-name="Table2.A1" office:value-type="string">
            <text:p text:style-name="P31">While Uncle Vernon made furious telephone calls to the post office and the dairy trying to find someone to complain to, Aunt Petunia shredded the letters in her food processor. </text:p>
          </table:table-cell>
        </table:table-row>
        <table:table-row table:style-name="TableLine3148665880736">
          <table:table-cell table:style-name="Table2.A1" office:value-type="string">
            <text:p text:style-name="P31">καὶ ὁ Δούδλιος ταῦτα σφόδρα θαυμάζων Ποῖός τις ἄν, ἐφη, μετὰ σοῦ γε, ὦ ’Ἀρειε, διαλέγεσθαι οὕτω σπουδάζοι<text:span text:style-name="T21">;</text:span></text:p>
          </table:table-cell>
          <table:table-cell table:style-name="Table2.A1" office:value-type="string">
            <text:p text:style-name="P31">"Who on earth wants to talk to you this badly?" Dudley asked Harry in amazement.</text:p>
          </table:table-cell>
        </table:table-row>
        <table:table-row table:style-name="TableLine3148665880736">
          <table:table-cell table:style-name="Table2.A1" office:value-type="string">
            <text:p text:style-name="P31">τῇ δ’ αὖ ὑστεραίᾳ, ἢν Κυριακὴν καλοῦσιν, ὁ Δούρσλειος πρὸς τὸ ἄριστον κατεκλίνατο τετρυχωμένος μὲν δοκῶν, εὔθυμος δ’ ὅμως.</text:p>
          </table:table-cell>
          <table:table-cell table:style-name="Table2.A1" office:value-type="string">
            <text:p text:style-name="P31">On Sunday morning, Uncle Vernon sat down at the breakfast table looking tired and rather ill, but happy.</text:p>
          </table:table-cell>
        </table:table-row>
        <table:table-row table:style-name="TableLine3148665880736">
          <table:table-cell table:style-name="Table2.A1" office:value-type="string">
            <text:p text:style-name="P32">Τῇ γοῦν Κυριακῇ, ε”φη πολλῆς μετ’ εὐθυμίας, οὐ νόμιμον ἀποδ-ιδόναι τὰς ἐπιστολάς, ἀλείφων ἅμα τάς γ’ ἐφημερίδας ἀντὶ τῶν ἀρτων τῷ γλυκυπίκρῳ οἷον οἱ νῦν μαρμελάδαν καλοῦσι. Μὰ Δί’ ἀλλ’ ο<text:span text:style-name="T22">ὐ</text:span> μὴ κομίσῃ τήμερον οὐδεὶς ἐπιστολὴν οὐδεμίαν.</text:p>
          </table:table-cell>
          <table:table-cell table:style-name="Table2.A1" office:value-type="string">
            <text:p text:style-name="P32">"No post on Sundays," he reminded them cheerfully as he spread marmalade on his newspapers, "no damn letters today<text:span text:style-name="T22">."</text:span></text:p>
          </table:table-cell>
        </table:table-row>
        <table:table-row table:style-name="TableLine3148665880736">
          <table:table-cell table:style-name="Table2.A1" office:value-type="string">
            <text:p text:style-name="P32">ε”τι δέ λέγοντα τάδε, ᾆσσόν τι διὰ τῆς καπνοδόχης τὸν αὐχένα ἐκ τοῦ κάτοπιν ἐπάταξε.</text:p>
          </table:table-cell>
          <table:table-cell table:style-name="Table2.A1" office:value-type="string">
            <text:p text:style-name="P32">Something came whizzing down the kitchen chimney as he spoke and caught him sharply on the back of the head.</text:p>
          </table:table-cell>
        </table:table-row>
        <table:table-row table:style-name="TableLine3148665880736">
          <table:table-cell table:style-name="Table2.A1" office:value-type="string">
            <text:p text:style-name="P32">καὶ γὰρ ῶς τετταράκοντα ἐπιστολαὶ ἐκ τῆς ἐσχάρας ἐπέτοντο ὥσπερ ἀπὸ σφενδόνης ἐκριπιζόμεναι. </text:p>
          </table:table-cell>
          <table:table-cell table:style-name="Table2.A1" office:value-type="string">
            <text:p text:style-name="P32">Next moment, thirty or forty letters came pelting out of the fireplace like bullets. </text:p>
          </table:table-cell>
        </table:table-row>
        <text:soft-page-break/>
        <table:table-row table:style-name="TableLine3148665880736">
          <table:table-cell table:style-name="Table2.A1" office:value-type="string">
            <text:p text:style-name="P32"><text:span text:style-name="T22">κεκυφότων μὲν οὖν κάτω τῶν Δουρσλείων, τοῦ δ’ Ἀ</text:span>ρείου ἀναπηδῶντος εἴ πως ξυλλάβοιτο καὶ μιᾶς γε, ἐκεῖνος πόλλ’ ἤδη σκορακίζων ἐξιέναι ἐκέλευσεν αὐτῷ.</text:p>
          </table:table-cell>
          <table:table-cell table:style-name="Table2.A1" office:value-type="string">
            <text:p text:style-name="P32">The Dursleys ducked, but Harry leapt into the air trying to catch one. </text:p>
          </table:table-cell>
        </table:table-row>
        <table:table-row table:style-name="TableLine3148665880736">
          <table:table-cell table:style-name="Table2.A1" office:value-type="string">
            <text:p text:style-name="P33">μέσον δ’ ε”χων τὸν ’Ἀρειον ἐξέβαλεν εἷς τὸν θυρῶνα.</text:p>
          </table:table-cell>
          <table:table-cell table:style-name="Table2.A1" office:value-type="string">
            <text:p text:style-name="P33">"Out! OUT!" Uncle Vernon seized Harry around the waist and threw him into the hall. </text:p>
          </table:table-cell>
        </table:table-row>
        <table:table-row table:style-name="TableLine3148665880736">
          <table:table-cell table:style-name="Table2.A26" office:value-type="string">
            <text:p text:style-name="P34">Καὶ ἐπειδὴ τάχιστα ἡ Πετουνία καὶ ὁ Δούδλιος τὸ πρόσωπον ταῖν χεροῖν καλύψαντες ἐξέδραμον, ἐπεσπάσατο τὴν θύραν.</text:p>
          </table:table-cell>
          <table:table-cell table:style-name="Table2.A26" office:value-type="string">
            <text:p text:style-name="P34">When Aunt Petunia and Dudley had run out with their arms over their faces, Uncle Vernon slammed the door shut.</text:p>
          </table:table-cell>
        </table:table-row>
        <table:table-row table:style-name="TableLine3148665880736">
          <table:table-cell table:style-name="Table2.A26" office:value-type="string">
            <text:p text:style-name="P34">Ἀκροᾶσθαι δ’ ἦν ὅμως τὰς ἐπιστολὰς ἀεὶ εἷς τὸ δωμάτιον ἐπιρρεούσας καὶ ἁλλομένας ἀπὸ τῶν τε τοίχων καὶ τοῦ ἐδάφους.</text:p>
          </table:table-cell>
          <table:table-cell table:style-name="Table2.A26" office:value-type="string">
            <text:p text:style-name="P34">They could hear the letters still streaming into the room, bouncing off the walls and floor.</text:p>
          </table:table-cell>
        </table:table-row>
        <table:table-row table:style-name="TableLine3148665880736">
          <table:table-cell table:style-name="Table2.A26" office:value-type="string">
            <text:p text:style-name="P34">Οὐ γὰρ ἀλλ’ ὑπερβάλλει τάδε, ἔφη ἐλπίζων κοσμίως λέγειν, ἀποτίλλων δέ τέως τρίχας ἀπὸ τοῦ μύστακος πυκνάς. κελεύσας δέ αὐτούς ταχέως ηὐτρεπισμένους εἶναι ὡς εὐθὺς ὁρμὴν ποιησομένους, Δεῖ ὑμᾶς, ἔφη, τὰ ἱμάτια μόνον συσκευάσασθαι, ἀποδημήσομεν γὰρ. οὐ μὴ ἀμφισβητήσετε.</text:p>
          </table:table-cell>
          <table:table-cell table:style-name="Table2.A26" office:value-type="string">
            <text:p text:style-name="P34">"That does it," said Uncle Vernon, trying to speak calmly but pulling great tufts out of his mustache at the same time. I want you all back here in five minutes ready to leave. We're going away. Just pack some clothes. No arguments!"</text:p>
          </table:table-cell>
        </table:table-row>
        <table:table-row table:style-name="TableLine3148665880736">
          <table:table-cell table:style-name="Table2.A1" office:value-type="string">
            <text:p text:style-name="P34">καὶ οὕτω χαλεπὸς βλέπεται ἐφ’ ἡμιτελεῖ τῷ μύστακι ὥστ’ οὐδεὶς ἀντεῖπεν.</text:p>
          </table:table-cell>
          <table:table-cell table:style-name="Table2.A1" office:value-type="string">
            <text:p text:style-name="P34">He looked so dangerous with half his mustache missing that no one dared argue.</text:p>
          </table:table-cell>
        </table:table-row>
        <table:table-row table:style-name="TableLine3148665880736">
          <table:table-cell table:style-name="Table2.A1" office:value-type="string">
            <text:p text:style-name="P34">ἀλλ’ οὖ πολλῷ ὕστερον τὰς θύρας τὰς ἄρτι συγ-κεκλῃμένας μόλις ἀνοίξαντες, εἰσβάντες δέ εἷς τὸ ὄχημα ἠπείγοντο ἀνὰ τὴν λεωφόρον· ὁ δέ Δούδλιος πόλλ’ ἐκνυζεῖτο ὅς γε κατὰ κόρρης ἐπλάγη ὑπὸ τοῦ πατρὸς κωλύσαντος αὐτὸν τῷ γεμίζειν εἰς σάκον τὰ κτημάτα οἷα τὸ τηλεοπτικὸν τὸ βίντεο τὸν ὑπολογιστήν.</text:p>
          </table:table-cell>
          <table:table-cell table:style-name="Table2.A1" office:value-type="string">
            <text:p text:style-name="P34">Ten minutes later they had wrenched their way through the boarded-up doors and were in the car, speeding toward the highway. Dudley was sniffling in the back seat; his father had hit him round the head for holding them up while he tried to pack his television, VCR, and computer in his sports bag.</text:p>
          </table:table-cell>
        </table:table-row>
        <table:table-row table:style-name="TableLine3148665880736">
          <table:table-cell table:style-name="Table2.A1" office:value-type="string">
            <text:p text:style-name="P34">καί ὁ Δούρσλειος πόλλ’ ἄναντα κάταντα πάραντα ἤλαυνεν· ὅποι δ ’ ἄγοι αὐτοὺς οὐδ’ ἡ Πετουνία ἐτόλμα ἐρέσθαι.</text:p>
          </table:table-cell>
          <table:table-cell table:style-name="Table2.A1" office:value-type="string">
            <text:p text:style-name="P34">They drove. And they drove. Even Aunt Petunia didn't dare ask where they were going.</text:p>
          </table:table-cell>
        </table:table-row>
        <table:table-row table:style-name="TableLine3148665880736">
          <table:table-cell table:style-name="Table2.A1" office:value-type="string">
            <text:p text:style-name="P34">ἐνίοτε γὰρ ἀνα-στρέψας τὸ ὄχημα εἷς τὸ ἔμπαλιν ἄψορρον ἕβη, καὶ μύζων ἑκάστοτ’ ἔλεγεν ὅτι Σφαλῆναι δέον αὐτούς, ε”γωγε σφῆλαι ὀφείλω.</text:p>
          </table:table-cell>
          <table:table-cell table:style-name="Table2.A1" office:value-type="string">
            <text:p text:style-name="P34">Every now and then Uncle Vernon would take a sharp turn and drive in the opposite direction for a while. "Shake'em off... shake 'em off," he would mutter whenever he did this.</text:p>
          </table:table-cell>
        </table:table-row>
        <table:table-row table:style-name="TableLine3148665880736">
          <table:table-cell table:style-name="Table2.A1" office:value-type="string">
            <text:p text:style-name="P34">ἀλλ’ οὐδέν ἐπαύσαντο τῆς ὁδοῦ ὅλην τὴν ἡμέραν οὕτε πιόμενοι οὔτ’ ἐδόμενοι, ὥστε περὶ δείλην ὀψίαν <text:soft-page-break/>Δούδλιον πάνυ κεκλαυμένον γενέσθαι. οὐπώποτε γὰρ τηλικαῦτα ἀνὰ πάντα τὸν βίον κακὰ ὑπέμεινεν ὅσα τήμερόν γε· τοῦτο μὲν τηλεορᾶν οὐκ ἐξὸν πέντε ὧν ἰδεῖν ἐγλίχετο προγραμμάτων ἤδη ἥμαρτεν· τοῦτο δέ τοσοῦτον χρόνον οὐπώποτ’ ἀπέσχε τοῦ μὴ ἐξαλεῖψαι ἐξωγήῖνον. οὗτος γάρ ἐστιν ἀνθρωποειδές τι οῖον παίζοντες φονεύειν δοκοῦσιν οἱ ἐφ’ ὑπολογιστῶν ἠλεκτρονικῶν.</text:p>
          </table:table-cell>
          <table:table-cell table:style-name="Table2.A1" office:value-type="string">
            <text:p text:style-name="P34">They didn't stop to eat or drink all day. By nightfall Dudley was howling. He'd never had such a bad day <text:soft-page-break/>in his life. He was hungry, he'd missed five television programs he'd wanted to see, and he'd never gone so long without blowing up an alien on his computer.</text:p>
          </table:table-cell>
        </table:table-row>
        <table:table-row table:style-name="TableLine3148665880736">
          <table:table-cell table:style-name="Table2.A1" office:value-type="string">
            <text:p text:style-name="P34">τέλος δ’ ἐπεστάθησαν πρὸ οἶκήματός του, πανδοκεῖον γὰρ τοῦτ’ ε”τυχεν ὅν, ἀτερπές δέ ἰδεῖν ἐν προαστείῳ κείμενον καὶ πόλεως οὐ πόρρω μεγάλης. καί οἱ παῖδες δωμάτιον μὲν εἶχον κοινόν, κοίτας δε ι’δίας, μυδαλέων ὄντων τῶν στρώματων ἑκατέροις καὶ ἀκαθάρτων.</text:p>
          </table:table-cell>
          <table:table-cell table:style-name="Table2.A1" office:value-type="string">
            <text:p text:style-name="P34">Uncle Vernon stopped at last outside a gloomy-looking hotel on the outskirts of a big city. Dudley and Harry shared a room with twin beds and damp, musty sheets.</text:p>
          </table:table-cell>
        </table:table-row>
        <table:table-row table:style-name="TableLine3148665880736">
          <table:table-cell table:style-name="Table2.A1" office:value-type="string">
            <text:p text:style-name="P34">μετὰ δ’ οὐ πολὺ ὁ μὲν Δούδλιος εἷς ὕπνον πεσὼν ἤδη ἕρρεγκεν, ὁ δέ ἕτερος ἀγρυπνῶν ἐκαθίζετο παρὰ τῇ θυρίδι, καί ἀτενέσι τοῖς ὀφθαλμοῖς ε”βλεπε κάτω πρὸς τὰ λαμπρὰ τὰ τῶν αὖτοκινήτων ἀεὶ παρελθόντων, πολλὰ πρὸς ἑαυτὸν ἐνθυμούμενος.</text:p>
          </table:table-cell>
          <table:table-cell table:style-name="Table2.A1" office:value-type="string">
            <text:p text:style-name="P34">Dudley snored but Harry stayed awake, sitting on the windowsill, staring down at the lights of passing cars and wondering.... </text:p>
          </table:table-cell>
        </table:table-row>
        <table:table-row table:style-name="TableLine3148665880736">
          <table:table-cell table:style-name="Table2.A1" office:value-type="string">
            <text:p text:style-name="P35">τῇ δ’ ὑστεραίᾳ ἠρίστησαν τὰ δημητριακὰ σαπρὰ καὶ τὰς ἐν κύτει τεταριχευμένας τομάτας ψυχρὰς μετ’ ἄρτου πεφρυγμένου.</text:p>
          </table:table-cell>
          <table:table-cell table:style-name="Table2.A1" office:value-type="string">
            <text:p text:style-name="P35">They ate stale cornflakes and cold tinned tomatoes on toast for breakfast the next day. </text:p>
          </table:table-cell>
        </table:table-row>
        <table:table-row table:style-name="TableLine3148665880736">
          <table:table-cell table:style-name="Table2.A1" office:value-type="string">
            <text:p text:style-name="P35">ἠριστοποιήκεσαν δέ σχέδον καί ἡ πανδοκεύτρια πρὸς τὴν τράπεζαν ἐλθοῦσα Συγγνώμην ε”χετέ μοι, ἔφη. ἆρ’ εἷς τις ὑμῶν ἐστὶν ’Ἀρειος Ποτήρ; τῶν γὰρ τοιῶνδε ε”χω ὡς ἕκατον παρὰ τῷ γραμματεῖ κειμ-ένας. καὶ ἐπιστολὴν ἅνω προσείουσα ἐδείκνυ ὥστε <text:s/>πάντες ἀνέγν- ωσαν τάδε χαρακτῆρσι καλαΐνοις ἐπιγεγραμμένα Πρὸς τὸν ’Ἀρειον Ποτῆρα Δωμάτιον ιζ’ Πανδοκεῖον τοῦ Σιδηροδρομοθεατοῦ Κωκυτόπολις ὁ δέ συνελάβετ’ ἂν αὐτῆς εἰ μὴ ὁ θεῖος ἔφθασε τὴν δεξιὰν ἐκ· κρούσας αὐτοῦ.</text:p>
          </table:table-cell>
          <table:table-cell table:style-name="Table2.A1" office:value-type="string">
            <text:p text:style-name="P35">They had just finished when the owner of the hotel came over to their table. "'Scuse me, but is one of you Mr. H. Potter? Only I got about an 'undred of these at the front desk." She held up a letter so they could read the green ink address: Mr. H. Potter Room 17 Railview Hotel Cokeworth Harry made a grab for the letter but Uncle Vernon knocked his hand out of the way.</text:p>
          </table:table-cell>
        </table:table-row>
        <table:table-row table:style-name="TableLine3148665880736">
          <table:table-cell table:style-name="Table2.A1" office:value-type="string">
            <text:p text:style-name="P35">ἡ δέ γυνὴ τέθηπεν ἰδοῦσα. ὁ δέ Δούρσλειος φάσκων αὐτὸς λήψεσθαι, ἀναστὰς ἕσπετο ἐξιούσῃ ἀπὸ τοῦ ἑστιατορίου.</text:p>
          </table:table-cell>
          <table:table-cell table:style-name="Table2.A1" office:value-type="string">
            <text:p text:style-name="P35">The woman stared. "I'll take them," said Uncle Vernon, standing up quickly and following her from the dining room. </text:p>
          </table:table-cell>
        </table:table-row>
        <table:table-row table:style-name="TableLine3148665880736">
          <table:table-cell table:style-name="Table2.A1" office:value-type="string">
            <text:p text:style-name="P35">πολλῷ δ’ ὕστερον ἡ Πετουνία φόβου μεστή Οὔκουν ἄμεινον ἂν εἴη, ἔφη, ἀτεχνῶς οἴκαδε κατελθεῖν; <text:soft-page-break/>ἐκεῖνος δ’ οὐκ ἀκοῦσαι ἐδόκει.<text:span text:style-name="T23"> </text:span></text:p>
          </table:table-cell>
          <table:table-cell table:style-name="Table2.A1" office:value-type="string">
            <text:p text:style-name="P35">Wouldn't it be better just to go home, dear?" Aunt Petunia suggested timidly, hours later, but Uncle <text:soft-page-break/>Vernon didn't seem to hear her. </text:p>
          </table:table-cell>
        </table:table-row>
        <table:table-row table:style-name="TableLine3148665880736">
          <table:table-cell table:style-name="Table2.A1" office:value-type="string">
            <text:p text:style-name="P35"><text:span text:style-name="T23">ἔργον γὰρ ἦν πᾶσιν ἐπίστασθαι ποῖόν τι ἀνερευνᾷ.</text:span></text:p>
          </table:table-cell>
          <table:table-cell table:style-name="Table2.A1" office:value-type="string">
            <text:p text:style-name="P35">Exactly what he was looking for, none of them knew.</text:p>
          </table:table-cell>
        </table:table-row>
        <table:table-row table:style-name="TableLine3148665880736">
          <table:table-cell table:style-name="Table2.A1" office:value-type="string">
            <text:p text:style-name="P35">ἀλλ’ ἑκάστοτε εἶδες ἂν αὐτὸ ἑξῆς καταβαίνοντα, περισκοποῦντα, ἀνανεύοντα, ἐμβαίνοντα, ἀποχωροῦντα εἴτ’ εἷς ὕλην ἤγαγεν αὐτοὺς εἴτ’ εἷς ἄρουραν εἴτε κατὰ μέσην γέφυραν εἴτ’ ἐπ’ ἄκρον πολυόροφον.<text:span text:style-name="T23"> τοῦτο γὰρ καλοῦσιν οἱ νῦν πύργον τινὰ πολύστεγον οὗπερ τοὺς ἀγοράζον-τας δεῖ καταλιπεῖν τὰ αὐτοκίνητα ἥν ποτε βούλωνται ποσὶ βαδίζειν εἷς τὴν ἀγοράν.</text:span></text:p>
          </table:table-cell>
          <table:table-cell table:style-name="Table2.A1" office:value-type="string">
            <text:p text:style-name="P35">He drove them into the middle of a forest, got out, looked around, shook his head, got back in the car, and off they went again. The same thing happened in the middle of a plowed field, halfway across a suspension bridge, and at the top of a multilevel parking garage.</text:p>
          </table:table-cell>
        </table:table-row>
        <table:table-row table:style-name="TableLine3148665880736">
          <table:table-cell table:style-name="Table2.A1" office:value-type="string">
            <text:p text:style-name="P35">Δούδλιος δέ πολλῆς μετ’ ἀθυμίας Μαίνεται δήπου, ἔφη, ὁ ἐμὸς πατήρ;</text:p>
          </table:table-cell>
          <table:table-cell table:style-name="Table2.A1" office:value-type="string">
            <text:p text:style-name="P35">"Daddy's gone mad, hasn't he?" Dudley asked Aunt Petunia dully late that afternoon.</text:p>
          </table:table-cell>
        </table:table-row>
        <table:table-row table:style-name="TableLine3148665880736">
          <table:table-cell table:style-name="Table2.A1" office:value-type="string">
            <text:p text:style-name="P35">καί ἐντεῦθεν περὶ δείλην ἑσπέραν ἐκεῖνος ἐν τῇ παραλίᾳ σταθμοῦ τυχῶν ἐντὸς δέ τοῦ αὐτοκινήτου πάντας καταλιπὼν συγκεκλῃμ-ένους ἀπῆλθεν.</text:p>
          </table:table-cell>
          <table:table-cell table:style-name="Table2.A1" office:value-type="string">
            <text:p text:style-name="P35">Uncle Vernon had parked at the coast, locked them all inside the car, and disappeared. </text:p>
          </table:table-cell>
        </table:table-row>
        <table:table-row table:style-name="TableLine3148665880736">
          <table:table-cell table:style-name="Table2.A1" office:value-type="string">
            <text:p text:style-name="P36">ὑετοῦ δέ γενομένου, καὶ ὄμβρου κροτοῦντος πολλοῦ κατὰ τὸ τοῦ ὀχήματος τέγος, ὁ Δούδλιος ἦρχε<text:span text:style-name="T23"> </text:span>κνυζούμενος.</text:p>
          </table:table-cell>
          <table:table-cell table:style-name="Table2.A1" office:value-type="string">
            <text:p text:style-name="P36">It started to rain. Great drops beat on the roof of the car. Dud ley sniveled.</text:p>
          </table:table-cell>
        </table:table-row>
        <table:table-row table:style-name="TableLine3148665880736">
          <table:table-cell table:style-name="Table2.A1" office:value-type="string">
            <text:p text:style-name="P36">Δευτέρα, ἔφη, ἡ τήμερον ἡμέρα. πᾶσ’ οῦν ἀνάγκη καταλῦσαι παρά τινος τηλεοπτικὸν ἔχοντος. ἐπεί, φέρε, πῶς ἴδω τὸν θαυμαστὸν <text:span text:style-name="T24">Ὑ</text:span>πέρτονον;</text:p>
          </table:table-cell>
          <table:table-cell table:style-name="Table2.A1" office:value-type="string">
            <text:p text:style-name="P36">"It's Monday," he told his mother. "The Great Humberto's on tonight. I want to stay somewhere with a television.<text:span text:style-name="T24">"</text:span></text:p>
          </table:table-cell>
        </table:table-row>
        <table:table-row table:style-name="TableLine3148665880736">
          <table:table-cell table:style-name="Table2.A1" office:value-type="string">
            <text:p text:style-name="P36">ἀκούσας δέ τὸ Δευτέρα, ὁ Ἄρειος ἐμέμνητό τι· τῆσδε γὰρ τῆς ἡμέρας Δευτέρας οὔσης, αὔριον αὐτὸς ἄξειν τὰ γενέθλια τὰ ἑνδέκατα.<text:span text:style-name="T24"> ἀκριβῶς γὰρ τὸν Δούδλιον δύνασθαι ἂν διορίζειν τὰς ἡμέρας τηλεοράσεως ἕνεκα δήπου.</text:span></text:p>
          </table:table-cell>
          <table:table-cell table:style-name="Table2.A1" office:value-type="string">
            <text:p text:style-name="P36">Monday. This reminded Harry of something. If it was Monday -- and you could usually count on Dudley to know the days the week, because of television -- then tomorrow, Tuesday, was Harry's eleventh birthday.</text:p>
          </table:table-cell>
        </table:table-row>
        <table:table-row table:style-name="TableLine3148665880736">
          <table:table-cell table:style-name="Table2.A1" office:value-type="string">
            <text:p text:style-name="P36">οὐ μὴν οὐδὲ τὰ γενέθλια κατ’ ἐνιαυτὸν ψιλὴν ὅλως παρέχειν ψυχαγωγίαν· πέρυσι γὰρ δέξασθαι δῶρα παρὰ τῶν Δουρσλείων κρεμάστραν καὶ ποδεῖα παλαιὰ τῷ θείῳ ἀποβεβλημένα.</text:p>
          </table:table-cell>
          <table:table-cell table:style-name="Table2.A1" office:value-type="string">
            <text:p text:style-name="P36">Of course, his birthdays were never exactly fun -- last year, the Dursleys had given him a coat hanger and a pair of Uncle Vernon's old socks.</text:p>
          </table:table-cell>
        </table:table-row>
        <table:table-row table:style-name="TableLine3148665880736">
          <table:table-cell table:style-name="Table2.A1" office:value-type="string">
            <text:p text:style-name="P36">ἀλλ’ οὗ καθ’ ἡμέραν συμβαίνει τινὶ τὸ ἕνδεκα ε”τη γεγονέναι.</text:p>
          </table:table-cell>
          <table:table-cell table:style-name="Table2.A1" office:value-type="string">
            <text:p text:style-name="P36">Still, you weren't eleven every day.</text:p>
          </table:table-cell>
        </table:table-row>
        <table:table-row table:style-name="TableLine3148665880736">
          <table:table-cell table:style-name="Table2.A1" office:value-type="string">
            <text:p text:style-name="P36">ἐπανῆλθε τοίνυν ὁ Δούρσλειος μετὰ γέλωτος συγκεκαλυμμένον τι φέρων δολιχὸν καὶ λεπτόν, ἀλλ’ οὐδὲ τῇ γυναικὶ ἐρομένῃ τί πέπρακεν ἀπεκρίνατο <text:soft-page-break/>οὐδέν.</text:p>
          </table:table-cell>
          <table:table-cell table:style-name="Table2.A1" office:value-type="string">
            <text:p text:style-name="P36">Uncle Vernon was back and he was smiling. He was also carrying a long, thin package and didn't answer <text:soft-page-break/>Aunt Petunia when she asked what he'd bought. </text:p>
          </table:table-cell>
        </table:table-row>
        <table:table-row table:style-name="TableLine3148665880736">
          <table:table-cell table:style-name="Table2.A1" office:value-type="string">
            <text:p text:style-name="P36">Ηῦρηκα, ἔφη, τὸ χωρίον τὸ βέλτιστον. ἄγε δή, ἐκβῆναι δεῖ πάντας.</text:p>
          </table:table-cell>
          <table:table-cell table:style-name="Table2.A1" office:value-type="string">
            <text:p text:style-name="P36">"Found the perfect place!" he said. "Come on! Everyone out!"</text:p>
          </table:table-cell>
        </table:table-row>
        <table:table-row table:style-name="TableLine3148665880736">
          <table:table-cell table:style-name="Table2.A1" office:value-type="string">
            <text:p text:style-name="P36">ἐκβάντες δέ μάλιστ’ ἐψύχοντο.</text:p>
          </table:table-cell>
          <table:table-cell table:style-name="Table2.A1" office:value-type="string">
            <text:p text:style-name="P36">It was very cold outside the car.</text:p>
          </table:table-cell>
        </table:table-row>
        <table:table-row table:style-name="TableLine3148665880736">
          <table:table-cell table:style-name="Table2.A1" office:value-type="string">
            <text:p text:style-name="P36">ἐκεῖνος δέ ἐδείκνυ νησίδιον τραχὺ καὶ θαλαττόπλαγκτον καί ἐπ’ αὐτῷ καλύβην ἧς φαυλοτέραν οὐδαμοῦ κατὰ φαντασίαν ἂν εἶδες. </text:p>
          </table:table-cell>
          <table:table-cell table:style-name="Table2.A1" office:value-type="string">
            <text:p text:style-name="P36">Uncle Vernon was pointing at what looked like a large rock way out at sea.<text:span text:style-name="T24"> Perched on top of the rock was the most miserable little shack you could imagine.</text:span></text:p>
          </table:table-cell>
        </table:table-row>
        <table:table-row table:style-name="TableLine3148665880736">
          <table:table-cell table:style-name="Table2.A1" office:value-type="string">
            <text:p text:style-name="P37">ἀλλ’ οὐδέν βέβαιον ἂν ε”χοις πλὴν ἕν· πρὸς τὸ ἀκίνδυνον παντελῶς τὸ τηλεοπτικοῦ ἐκεῖ τυχεῖν.</text:p>
          </table:table-cell>
          <table:table-cell table:style-name="Table2.A1" office:value-type="string">
            <text:p text:style-name="P36">One thing was certain, there was no television in there.</text:p>
          </table:table-cell>
        </table:table-row>
        <table:table-row table:style-name="TableLine3148665880736">
          <table:table-cell table:style-name="Table2.A1" office:value-type="string">
            <text:p text:style-name="P37">ἐκεῖνος δέ μὴ ὅτι ἀθυμῶν θαρρῶν μὲν οὖν ’Ἠγγελται, ἔφη, ὁ χειμὼν ε”τι πλείων νυκτὸς γενήσεσθαι, καὶ οὑτοσὶ ἄσμενος ὑπέσ-χετο τὴν ἑαυτοῦ ναῦν δώσειν ἡμῖν.</text:p>
          </table:table-cell>
          <table:table-cell table:style-name="Table2.A1" office:value-type="string">
            <text:p text:style-name="P37">"Storm forecast for tonight!" said Uncle Vernon gleefully, clapping his hands together. "And this gentleman's kindly agreed to lend us his boat!" </text:p>
          </table:table-cell>
        </table:table-row>
        <table:table-row table:style-name="TableLine3148665880736">
          <table:table-cell table:style-name="Table2.A1" office:value-type="string">
            <text:p text:style-name="P37">ἅνθρωπος γάρ τις γέρων καί νωδὸς ἐβάδιζε πρὸς αὐτοὺς καὶ πάνυ μειδιάσας ἐδείκνυ λέμβον τινὰ ἀρχαιότατον ἐπ’ ἀγκυρῶν σαλεύοντα πολιᾶς παρὰ θῖνα θαλάττης.</text:p>
          </table:table-cell>
          <table:table-cell table:style-name="Table2.A1" office:value-type="string">
            <text:p text:style-name="P37">A toothless old man came ambling up to them, pointing, with a rather wicked grin, at an old rowboat bobbing in the iron-gray water below them.</text:p>
          </table:table-cell>
        </table:table-row>
        <table:table-row table:style-name="TableLine3148665880736">
          <table:table-cell table:style-name="Table2.A1" office:value-type="string">
            <text:p text:style-name="P37">ἀλλ’ ἐκεῖνος ἀναλαβὼν ’Έγωγε, ἔφη, τὰ ἐπιτήδεια ἤδη προκε-χείρισμαι. ἐμβῆτε πάντες δῆτα τῇ νηΐ.</text:p>
          </table:table-cell>
          <table:table-cell table:style-name="Table2.A1" office:value-type="string">
            <text:p text:style-name="P37">"I've already got us some rations," said Uncle Vernon, "so all aboard!" </text:p>
          </table:table-cell>
        </table:table-row>
        <table:table-row table:style-name="TableLine3148665880736">
          <table:table-cell table:style-name="Table2.A1" office:value-type="string">
            <text:p text:style-name="P37">ἐμβάντες δ’ εἷς τὸν λέμβον ε”τι μᾶλλον ἐψύχοντο, χαλεπῶς γὰρ τὸ ψυχρὸν ἔφερον, τοῦτο μὲν διὰ τὸ ἀφρὸν καὶ ὄμβρον ἀεὶ λείβεσθαι περὶ τὸν αὐχένα, τοῦτο δέ πρὸς τὸ τραχέως ἐπιπνεῖν αὐτοῖς τὸν ἄνεμον κατὰ πρόσωπον.</text:p>
          </table:table-cell>
          <table:table-cell table:style-name="Table2.A1" office:value-type="string">
            <text:p text:style-name="P37">It was freezing in the boat. Icy sea spray and rain crept down their necks and a chilly wind whipped their faces.</text:p>
          </table:table-cell>
        </table:table-row>
        <table:table-row table:style-name="TableLine3148665880736">
          <table:table-cell table:style-name="Table2.A1" office:value-type="string">
            <text:p text:style-name="P37">ἐπειδὴ δέ διὰ πολλῶν ὡρῶν ὡς δοκεῖν τέλος ἀφίκοντο πρὸς τὸ νησίδιον, ἡγήσατο αὐτοῖς ὁ Δούρσλειος μετ’ οὐκ ὀλίγων πταισμάτων καὶ σφαλμάτων πρὸς τὰ ἐρείπια τῆς καλύβης.</text:p>
          </table:table-cell>
          <table:table-cell table:style-name="Table2.A1" office:value-type="string">
            <text:p text:style-name="P37">After what seemed like hours they reached the rock, where Uncle Vernon, slipping and sliding, led the way to the broken-down house. </text:p>
          </table:table-cell>
        </table:table-row>
        <table:table-row table:style-name="TableLine3148665880736">
          <table:table-cell table:style-name="Table2.A1" office:value-type="string">
            <text:p text:style-name="P37">τὰ δ’ ε”νδον αὐχμηρὰ καὶ μάλα δυσώδη φυκίων ὄζοντα ἄνεμος δέ σφοδρὸς καὶ μάλιστα χειμερινὸς διέπνει τὰ διεστῶτα τῶν κατὰ τοὺς τοίχους σανιδωμάτων. ἡ δ’ ἐσχάρα κενὴ καὶ νοτερά. δωμάτια δ’ ἐνῆν δύο μόνον.</text:p>
          </table:table-cell>
          <table:table-cell table:style-name="Table2.A1" office:value-type="string">
            <text:p text:style-name="P37">The inside was horrible; it smelled strongly of seaweed, the wind whistled through the gaps in the wooden walls, and the fireplace was damp and empty. There were only two rooms.</text:p>
          </table:table-cell>
        </table:table-row>
        <table:table-row table:style-name="TableLine3148665880736">
          <table:table-cell table:style-name="Table2.A1" office:value-type="string">
            <text:p text:style-name="P37">τὰ δέ τοῦ Δουρσλείου ἐπιτήδεια ἦν ἄρα, ὡς ἀπέβη, <text:soft-page-break/>τέτταρα σακία πατατακίων καὶ βανάνας τέτταρας. ὁ δ’ οὖν Δούρσλειος ὡς πῦρ ἀνάψων τοῖς σακίοις ἐχρῆτο φρυγάνοις· τὰ δέ σμικρὸν μὲν ἐτύφετο, ταχὺ δέ κατέσβη.</text:p>
          </table:table-cell>
          <table:table-cell table:style-name="Table2.A1" office:value-type="string">
            <text:p text:style-name="P37">Uncle Vernon's rations turned out to be a bag of <text:soft-page-break/>chips each and four bananas. He tried to start a fire but the empty chip bags just smoked and shriveled up.</text:p>
          </table:table-cell>
        </table:table-row>
        <table:table-row table:style-name="TableLine3148665880736">
          <table:table-cell table:style-name="Table2.A1" office:value-type="string">
            <text:p text:style-name="P38">θαρρῶν δ’ ε”τι ’Άλλο τι ἦ νῦν δὴ ἐπιστολῶν δεόμεθα, ἔφη, ἐκείνων, μάλιστα μὲν γὰρ εὐφραίνετο νομίζων οὐδένα δύνασθαι ἂν δεῦρο ἐπιστολὴν κομίσαι οὐδεμίαν. ὁ δέ Ἄρειος καθ’ ἑαυτὸν ταύτὰ λογισάμενος οὐδέν ηὐφράνθη.</text:p>
          </table:table-cell>
          <table:table-cell table:style-name="Table2.A1" office:value-type="string">
            <text:p text:style-name="P38">"Could do with some of those letters now, eh?" he said cheerfully. He was in a very good mood.<text:span text:style-name="T25"> </text:span>Obviously he thought nobody stood a chance of reaching them here in a storm to deliver mail. Harry privately agreed, though the thought didn't cheer him up at all. </text:p>
          </table:table-cell>
        </table:table-row>
        <table:table-row table:style-name="TableLine3148665880736">
          <table:table-cell table:style-name="Table2.A1" office:value-type="string">
            <text:p text:style-name="P38">νυκτὸς δ’ ἐπιούσης ὁ τυφὼς ὡς ἠγγέλθη δεινὰ ἐφύσα περὶ τὸ οἴκημα· ἀφρὸς δέ πολὺς ἐξ ἀθρόου κλυδωνίου ἐμπεσὼν διέβρεχε τοὺς τοίχους, καὶ ἄνεμοι ἐξῶσται ε”σειον τὰ οὐκέτι διαφανῆ τῶν θυρίδων.</text:p>
          </table:table-cell>
          <table:table-cell table:style-name="Table2.A1" office:value-type="string">
            <text:p text:style-name="P38">As night fell, the promised storm blew up around them. Spray from the high waves splattered the walls of the hut and a fierce wind rattled the filthy windows.</text:p>
          </table:table-cell>
        </table:table-row>
        <table:table-row table:style-name="TableLine3148665880736">
          <table:table-cell table:style-name="Table2.A1" office:value-type="string">
            <text:p text:style-name="P38">ἀλλ’ἢ Πετουνία ὀλίγων τυχοῦσα στρωμάτων ἐν τῷ ἑτέρῳ δωματίῳ, τούτοις σαθροῖς περ οὖσι χρωμένη κλίνην που ἐσκευ-άσατο τῷ Δουδλίῳ ἐν χαμεύνῃ σητοβρώτῳ.</text:p>
          </table:table-cell>
          <table:table-cell table:style-name="Table2.A1" office:value-type="string">
            <text:p text:style-name="P38">Aunt Petunia found a few moldy blankets in the second room and made up a bed for Dudley on the moth-eaten sofa.</text:p>
          </table:table-cell>
        </table:table-row>
        <table:table-row table:style-name="TableLine3148665880736">
          <table:table-cell table:style-name="Table2.A1" office:value-type="string">
            <text:p text:style-name="P38">καὶ αὕτη καὶ ὁ ἀνὴρ ἑτέρωθι ἐνυκτέρευον δυσχερῶς ἀλλ’ ἐν κοίτῃ. τὸν ’Ἀρειον μέντοι ἔδει τὸ ἁπαλώτατον τοῦ ἐδάφους ἑλόμενον κλίνεσθαι ἐν λακίσιν ὑφάσματος δυσπινεστάτοις.</text:p>
          </table:table-cell>
          <table:table-cell table:style-name="Table2.A1" office:value-type="string">
            <text:p text:style-name="P38">She and Uncle Vernon went off to the lumpy bed next door, and Harry was left to find the softest bit of floor he could and to curl up under the thinnest, most ragged blanket. </text:p>
          </table:table-cell>
        </table:table-row>
        <table:table-row table:style-name="TableLine3148665880736">
          <table:table-cell table:style-name="Table2.A1" office:value-type="string">
            <text:p text:style-name="P38">προβαινούσης δέ τῆς νυκτὸς ὁ τυφὼς ἐγίγνετο οὐδενὶ κοσμῴ.</text:p>
          </table:table-cell>
          <table:table-cell table:style-name="Table2.A1" office:value-type="string">
            <text:p text:style-name="P38">The storm raged more and more ferociously as the night went on.</text:p>
          </table:table-cell>
        </table:table-row>
        <table:table-row table:style-name="TableLine3148665880736">
          <table:table-cell table:style-name="Table2.A1" office:value-type="string">
            <text:p text:style-name="P38">Ἄρειος δέ ἀγρυπνῶν τε καί ῥιγῶν καίπερ πολλὰ στρεψάμενος ἡσύχως ἔχειν οὔπω οἷός τ’ ἦν, τῆς γαστρὸς τέως διὰ βουλιμίας βρεμούσης. ἀλλ’ οὐ κατήκουσε γοῦν τὸ τοῦ Δουδλίου ῥέγκος, ἀντιπαταγοῦντων κατὰ τὸ μεσονύκτιον βροντημάτων πολλῶν.</text:p>
          </table:table-cell>
          <table:table-cell table:style-name="Table2.A1" office:value-type="string">
            <text:p text:style-name="P38">Harry couldn't sleep. He shivered and turned over, trying to get comfortable, his stomach rumbling with hunger. Dudley's snores were drowned by the low rolls of thunder that started near midnight.</text:p>
          </table:table-cell>
        </table:table-row>
        <table:table-row table:style-name="TableLine3148665880736">
          <table:table-cell table:style-name="Table2.A1" office:value-type="string">
            <text:p text:style-name="P38">βλέψας δέ πρὸς τὸ τούτου ὡρολόγιον - τὸν γὰρ καρπὸν παχὺν ὄντα ἦν ἰδεῖν εἷς τοσοῦτον ἐκτὸς τῶν στρωμάτων κρεμαστὸν ὥστε τὸ λαμπρὸν τὸ τῶν ἐν τῷ ὡρολογίῳ ἀριθμῶν πάνυ φαίν-εσθαι - βλέψας δ’ οὖν ἐκεῖσε λογίσασθαι ἐδύνατο ὅτι δέκα λεπτὰ μείνας ἑνδεκαέτης ἔσται.</text:p>
          </table:table-cell>
          <table:table-cell table:style-name="Table2.A1" office:value-type="string">
            <text:p text:style-name="P38">The lighted dial of Dudley's watch, which was dangling over the edge of the sofa on his fat wrist, told Harry he'd be eleven in ten minutes' time. </text:p>
          </table:table-cell>
        </table:table-row>
        <text:soft-page-break/>
        <table:table-row table:style-name="TableLine3148665880736">
          <table:table-cell table:style-name="Table2.A1" office:value-type="string">
            <text:p text:style-name="P38">κατακλινόμενος οὖν ε”τι πρὸς τὸ ὡρολ-όγιον ἔβλεπε, προσερπούσης ἀεὶ κατὰ μικρὸν τῆς τῶν γενεθλίων εὐκαιρίας. καὶ ἐσκοπεῖτο πρὸς ἑαυτὸν εἴ γ’ ἄρα τῶν γενεθλίων μνησθήσονται οἱ Δούρσλειοι, ἢ ὅπου ἐστὶ νῦν ὁ τὰς ἐπιστολὰς γράψας.</text:p>
          </table:table-cell>
          <table:table-cell table:style-name="Table2.A1" office:value-type="string">
            <text:p text:style-name="P38">He lay and watched his birthday tick nearer, wondering if the Dursleys would remember at all, wondering where the letter writer was now. </text:p>
          </table:table-cell>
        </table:table-row>
        <table:table-row table:style-name="TableLine3148665880736">
          <table:table-cell table:style-name="Table2.A1" office:value-type="string">
            <text:p text:style-name="P38">ἐπειδὴ δέ πέντε ἔτι ἔδει λεπτῶν, ψόφου τινὸς ἔξωθεν ἀκούσας, ἐφοβήθη μέν μὴ τὸ στέγος πέσοι, πεσόντος δ’ αὐτοῦ, ὡς ᾤετο, τὰ εἴσω θερμότερα τάχ’ ἂν γένοιτο.</text:p>
          </table:table-cell>
          <table:table-cell table:style-name="Table2.A1" office:value-type="string">
            <text:p text:style-name="P38">Five minutes to go. Harry heard something creak outside. He hoped the roof wasn't going to fall in, although he might be warmer if it did.</text:p>
          </table:table-cell>
        </table:table-row>
        <table:table-row table:style-name="TableLine3148665880736">
          <table:table-cell table:style-name="Table2.A1" office:value-type="string">
            <text:p text:style-name="P38">καὶ ἐπειδὴ τεττάρων λεπτῶν μόνον ἔδει, ἐσκοπεῖτο τὰ οἴκαδε εἶ πάντων δεῦρ’ ἐπανελθόντων καί ἐπιστολῶν πάνυ μεστὴν τὴν οἰκίαν εὑρόντων, τάχ’ ἂν δύναιτο αὐτὸς μίαν γε κλέψαι<text:span text:style-name="T26">.</text:span></text:p>
          </table:table-cell>
          <table:table-cell table:style-name="Table2.A1" office:value-type="string">
            <text:p text:style-name="P38">Four minutes to go. Maybe the house in Privet Drive would be so full of letters when they got back that he'd be able to steal one somehow. </text:p>
          </table:table-cell>
        </table:table-row>
        <table:table-row table:style-name="TableLine3148665880736">
          <table:table-cell table:style-name="Table2.A1" office:value-type="string">
            <text:p text:style-name="P39">τρία λεπτὰ τὰ λοιπὰ καὶ ἐσκοπεῖτο εἶ τῷ ὄντι ἡ θάλαττα οὕτως ἐκρότει τὰς πέτρας τύπτουσα.</text:p>
          </table:table-cell>
          <table:table-cell table:style-name="Table2.A1" office:value-type="string">
            <text:p text:style-name="P39">Three minutes to go. Was that the sea, slapping hard on the rock like that?</text:p>
          </table:table-cell>
        </table:table-row>
        <table:table-row table:style-name="TableLine3148665880736">
          <table:table-cell table:style-name="Table2.A1" office:value-type="string">
            <text:p text:style-name="P39">δύο δέ τὰ λοιπά. ποῖον κτυπόν ἥκουσεν,· ἦ καὶ τοῦ νησιδίου εἷς θάλατταν διαπιπτόντος,· ἓν δ’ αὖ λεπτὸν μείνας, ἑνδεκαέτης γενήσ-εσθαι, κᾶπειτα δευτερολεπτὰ λείπεται τριάκοντα - ταῦτα γὰρ ε”στιν ἥμισυ λεπτοῦ - καὶ δευτερολεπτὰ εἴκοσι, δέκα, ἐννέα - ἐν δέ τούτῳ ἐνοήσατο τὸν Δούδλιον ἐγείρειν ὡς πράγματα παρασχήσων αὐτῷ -καὶ τρία, δύο, ἕν -μέγα δὴ ἐβόμβησέ τι.</text:p>
          </table:table-cell>
          <table:table-cell table:style-name="Table2.A1" office:value-type="string">
            <text:p text:style-name="P21">And (two minutes to go) what was that funny crunching noise? Was the rock crumbling into the sea? One minute to go and he'd be eleven. Thirty seconds... twenty ... ten... </text:p>
            <text:p text:style-name="P39">nine -- maybe he'd wake Dudley up, just to annoy him -- three... two... one... BOOM. </text:p>
          </table:table-cell>
        </table:table-row>
        <table:table-row table:style-name="TableLine3148665880736">
          <table:table-cell table:style-name="Table2.A1" office:value-type="string">
            <text:p text:style-name="P39">σειομένου δέ τοῦ οἰκήματος Ἄρειος ὀρθὸς ἀνέστη διατελῶς ἀτενίζων πρὸς τὴν θύραν, ε”ξω γὰρ ἦν ὅστις ἔκοπτεν αὐτὴν ἵνα εἰσέλθῃ.</text:p>
          </table:table-cell>
          <table:table-cell table:style-name="Table2.A1" office:value-type="string">
            <text:p text:style-name="P39">The whole shack shivered and Harry sat bolt upright, staring at the door. Someone was outside, knocking to come in.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9:20.505000000</meta:creation-date>
    <meta:generator>LibreOffice/7.1.5.2$Windows_X86_64 LibreOffice_project/85f04e9f809797b8199d13c421bd8a2b025d52b5</meta:generator>
    <dc:date>2023-09-02T17:46:31.288000000</dc:date>
    <meta:editing-duration>PT3H3M19S</meta:editing-duration>
    <meta:editing-cycles>17</meta:editing-cycles>
    <meta:document-statistic meta:table-count="1" meta:image-count="0" meta:object-count="0" meta:page-count="18" meta:paragraph-count="317" meta:word-count="7996" meta:character-count="47432" meta:non-whitespace-character-count="39667"/>
  </office:meta>
</office:document-meta>
</file>